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1" svg:font-family="Symbol"/>
    <style:font-face style:name="Arial1" svg:font-family="Arial" style:font-family-generic="roman"/>
    <style:font-face style:name="Courier New" svg:font-family="'Courier New'" style:font-family-generic="roman"/>
    <style:font-face style:name="FreeMono" svg:font-family="FreeMono" style:font-family-generic="roman"/>
    <style:font-face style:name="Liberation Sans1" svg:font-family="'Liberation Sans', Arial" style:font-family-generic="roman"/>
    <style:font-face style:name="Mangal" svg:font-family="Mangal" style:font-family-generic="roman"/>
    <style:font-face style:name="Microsoft YaHei" svg:font-family="'Microsoft YaHei'" style:font-family-generic="roman"/>
    <style:font-face style:name="OpenSymbol" svg:font-family="OpenSymbol, 'Arial Unicode MS'" style:font-family-generic="roman"/>
    <style:font-face style:name="Symbol" svg:font-family="Symbol" style:font-family-generic="roman"/>
    <style:font-face style:name="Tahoma" svg:font-family="Tahoma" style:font-family-generic="roman"/>
    <style:font-face style:name="Mangal2" svg:font-family="Mangal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Normal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Footer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text:number-lines="false" text:line-number="0">
        <style:tab-stops>
          <style:tab-stop style:position="8.795cm" style:type="center"/>
          <style:tab-stop style:position="18.113cm" style:type="right"/>
        </style:tab-stops>
      </style:paragraph-properties>
      <style:text-properties fo:color="#000000" style:text-outline="false" style:text-line-through-style="none" style:text-line-through-type="none" style:font-name="Open Sans1" fo:font-size="14pt" fo:font-style="normal" fo:text-shadow="none" style:text-underline-style="none" fo:font-weight="bold" officeooo:rsid="00624bb1" officeooo:paragraph-rsid="00624bb1" style:font-size-asian="14pt" style:font-style-asian="normal" style:font-weight-asian="bold" style:font-size-complex="14pt" style:text-emphasize="none"/>
    </style:style>
    <style:style style:name="P2" style:family="paragraph" style:parent-style-name="Footer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text:number-lines="false" text:line-number="0">
        <style:tab-stops>
          <style:tab-stop style:position="8.795cm" style:type="center"/>
          <style:tab-stop style:position="18.113cm" style:type="right"/>
        </style:tab-stops>
      </style:paragraph-properties>
      <style:text-properties fo:color="#000000" style:text-outline="false" style:text-line-through-style="none" style:text-line-through-type="none" style:font-name="Open Sans1" fo:font-size="14pt" fo:font-style="normal" fo:text-shadow="none" style:text-underline-style="none" fo:font-weight="bold" officeooo:rsid="00624bb1" officeooo:paragraph-rsid="00624bb1" style:font-size-asian="14pt" style:font-style-asian="normal" style:font-weight-asian="bold" style:font-size-complex="14pt" style:text-emphasize="none"/>
    </style:style>
    <style:style style:name="P3" style:family="paragraph" style:parent-style-name="Footer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text:number-lines="false" text:line-number="0">
        <style:tab-stops>
          <style:tab-stop style:position="8.795cm" style:type="center"/>
          <style:tab-stop style:position="18.113cm" style:type="right"/>
        </style:tab-stops>
      </style:paragraph-properties>
      <style:text-properties fo:color="#000000" style:text-outline="false" style:text-line-through-style="none" style:text-line-through-type="none" style:font-name="Open Sans1" fo:font-size="14pt" fo:font-style="normal" fo:text-shadow="none" style:text-underline-style="none" fo:font-weight="bold" officeooo:rsid="00624bb1" officeooo:paragraph-rsid="00624bb1" style:font-size-asian="14pt" style:font-style-asian="normal" style:font-weight-asian="bold" style:font-size-complex="14pt" style:font-weight-complex="normal" style:text-emphasize="none"/>
    </style:style>
    <style:style style:name="P4" style:family="paragraph" style:parent-style-name="Footer">
      <style:paragraph-properties fo:text-align="end" style:justify-single-word="false"/>
      <style:text-properties style:font-name="Open Sans1" fo:font-size="10pt" officeooo:paragraph-rsid="0058c19c" style:font-size-asian="10pt" style:font-size-complex="10pt"/>
    </style:style>
    <style:style style:name="P5" style:family="paragraph" style:parent-style-name="Footer">
      <style:paragraph-properties fo:text-align="start" style:justify-single-word="false"/>
      <style:text-properties style:font-name="Open Sans1" fo:font-size="10pt" officeooo:paragraph-rsid="0058c19c" style:font-size-asian="10pt" style:font-size-complex="10pt"/>
    </style:style>
    <style:style style:name="P6" style:family="paragraph" style:parent-style-name="Standard" style:master-page-name="">
      <style:paragraph-properties fo:margin-left="0cm" fo:margin-right="0.101cm" fo:line-height="100%" fo:text-align="end" style:justify-single-word="false" fo:text-indent="0cm" style:auto-text-indent="false" style:page-number="auto"/>
      <style:text-properties fo:color="#000000" style:text-outline="false" style:text-line-through-style="none" style:text-line-through-type="none" style:font-name="Open Sans1" fo:font-size="10pt" fo:font-style="normal" fo:text-shadow="none" style:text-underline-style="none" fo:font-weight="normal" officeooo:rsid="0067746b" officeooo:paragraph-rsid="0062c847" style:font-size-asian="10pt" style:font-style-asian="normal" style:font-weight-asian="normal" style:font-size-complex="10pt" style:font-weight-complex="normal" style:text-emphasize="none"/>
    </style:style>
    <style:style style:name="P7" style:family="paragraph" style:parent-style-name="Predeterminado">
      <style:paragraph-properties fo:margin-top="0cm" fo:margin-bottom="0cm" style:contextual-spacing="false"/>
      <style:text-properties fo:color="#000000" style:font-name="Open Sans1" fo:font-size="12pt" officeooo:paragraph-rsid="004f5971" style:font-size-asian="12pt" style:font-size-complex="12pt"/>
    </style:style>
    <style:style style:name="P8" style:family="paragraph" style:parent-style-name="Predeterminado">
      <style:paragraph-properties fo:margin-top="0cm" fo:margin-bottom="0cm" style:contextual-spacing="false"/>
      <style:text-properties fo:color="#000000" style:font-name="Open Sans1" fo:font-size="11pt" officeooo:paragraph-rsid="004f5971" style:font-size-asian="11pt" style:font-size-complex="11pt"/>
    </style:style>
    <style:style style:name="P9" style:family="paragraph" style:parent-style-name="Predeterminado">
      <style:paragraph-properties fo:margin-top="0cm" fo:margin-bottom="0cm" style:contextual-spacing="false"/>
      <style:text-properties fo:color="#000000" style:font-name="Open Sans1" fo:font-size="11pt" officeooo:paragraph-rsid="005eb826" style:font-size-asian="11pt" style:font-size-complex="11pt"/>
    </style:style>
    <style:style style:name="P10" style:family="paragraph" style:parent-style-name="Predeterminado">
      <style:paragraph-properties fo:margin-top="0cm" fo:margin-bottom="0cm" style:contextual-spacing="false"/>
      <style:text-properties style:font-name="Open Sans1" officeooo:paragraph-rsid="0056e040"/>
    </style:style>
    <style:style style:name="P11" style:family="paragraph" style:parent-style-name="Predeterminado">
      <style:paragraph-properties fo:margin-top="0cm" fo:margin-bottom="0cm" style:contextual-spacing="false"/>
      <style:text-properties style:font-name="Open Sans1" fo:font-size="11pt" style:font-size-asian="11pt" style:font-size-complex="11pt"/>
    </style:style>
    <style:style style:name="P12" style:family="paragraph" style:parent-style-name="Predeterminado">
      <style:paragraph-properties fo:margin-top="0cm" fo:margin-bottom="0cm" style:contextual-spacing="false"/>
      <style:text-properties style:font-name="Open Sans1" fo:font-size="11pt" officeooo:paragraph-rsid="00644a09" style:font-size-asian="11pt" style:font-size-complex="11pt"/>
    </style:style>
    <style:style style:name="P13" style:family="paragraph" style:parent-style-name="Predeterminado">
      <style:paragraph-properties fo:margin-top="0cm" fo:margin-bottom="0cm" style:contextual-spacing="false"/>
      <style:text-properties style:font-name="Open Sans1" officeooo:paragraph-rsid="00644a09"/>
    </style:style>
    <style:style style:name="P14" style:family="paragraph" style:parent-style-name="Predeterminado">
      <style:paragraph-properties fo:margin-top="0cm" fo:margin-bottom="0cm" style:contextual-spacing="false"/>
      <style:text-properties style:use-window-font-color="true" style:font-name="Open Sans1" fo:font-size="12pt" style:font-size-asian="12pt" style:font-size-complex="12pt"/>
    </style:style>
    <style:style style:name="P15" style:family="paragraph" style:parent-style-name="Predeterminado">
      <style:paragraph-properties fo:margin-top="0cm" fo:margin-bottom="0cm" style:contextual-spacing="false" fo:text-align="start" style:justify-single-word="false"/>
      <style:text-properties style:use-window-font-color="true" style:font-name="Open Sans1" fo:font-size="12pt" style:font-size-asian="12pt" style:font-size-complex="12pt"/>
    </style:style>
    <style:style style:name="P16" style:family="paragraph" style:parent-style-name="Predeterminado">
      <style:paragraph-properties fo:margin-top="0cm" fo:margin-bottom="0cm" style:contextual-spacing="false"/>
      <style:text-properties style:use-window-font-color="true" style:font-name="Open Sans1" fo:font-size="12pt" officeooo:paragraph-rsid="0056e040" style:font-size-asian="12pt" style:font-size-complex="12pt"/>
    </style:style>
    <style:style style:name="P17" style:family="paragraph" style:parent-style-name="Predeterminado">
      <style:paragraph-properties fo:margin-top="0cm" fo:margin-bottom="0cm" style:contextual-spacing="false"/>
      <style:text-properties style:use-window-font-color="true" style:font-name="Open Sans1" fo:font-size="12pt" officeooo:paragraph-rsid="0068e83f" style:font-size-asian="12pt" style:font-size-complex="12pt"/>
    </style:style>
    <style:style style:name="P18" style:family="paragraph" style:parent-style-name="Predeterminado">
      <style:paragraph-properties fo:margin-top="0cm" fo:margin-bottom="0cm" style:contextual-spacing="false"/>
      <style:text-properties style:use-window-font-color="true" style:font-name="Open Sans1" fo:font-size="11pt" style:font-size-asian="11pt" style:font-size-complex="11pt"/>
    </style:style>
    <style:style style:name="P19" style:family="paragraph" style:parent-style-name="Predeterminado">
      <style:paragraph-properties fo:margin-top="0cm" fo:margin-bottom="0cm" style:contextual-spacing="false"/>
      <style:text-properties style:use-window-font-color="true" style:font-name="Open Sans1" fo:font-size="11pt" officeooo:paragraph-rsid="0068e83f" style:font-size-asian="11pt" style:font-size-complex="11pt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Open Sans1" fo:font-size="10pt" style:font-size-asian="10pt" style:font-size-complex="10pt"/>
    </style:style>
    <style:style style:name="P21" style:family="paragraph" style:parent-style-name="Standard">
      <style:paragraph-properties fo:line-height="100%" fo:text-align="justify" style:justify-single-word="false"/>
      <style:text-properties style:font-name="Open Sans1" fo:font-size="10pt" officeooo:paragraph-rsid="0037a04a" style:font-size-asian="10pt" style:font-size-complex="10pt"/>
    </style:style>
    <style:style style:name="P22" style:family="paragraph" style:parent-style-name="Standard">
      <style:paragraph-properties fo:line-height="100%" fo:text-align="justify" style:justify-single-word="false"/>
      <style:text-properties style:font-name="Open Sans1" fo:font-size="10pt" fo:font-weight="bold" officeooo:rsid="0002f53a" officeooo:paragraph-rsid="0037a04a" style:font-size-asian="10pt" style:font-weight-asian="bold" style:font-size-complex="10pt" style:font-weight-complex="bold"/>
    </style:style>
    <style:style style:name="P23" style:family="paragraph" style:parent-style-name="Standard">
      <style:paragraph-properties fo:line-height="100%" fo:text-align="justify" style:justify-single-word="false"/>
      <style:text-properties style:font-name="Open Sans1"/>
    </style:style>
    <style:style style:name="P24" style:family="paragraph" style:parent-style-name="Standard">
      <style:paragraph-properties fo:line-height="100%" fo:text-align="justify" style:justify-single-word="false"/>
      <style:text-properties style:font-name="Open Sans1" fo:font-size="16pt" officeooo:paragraph-rsid="00015cd5" style:font-size-asian="16pt" style:font-size-complex="16pt"/>
    </style:style>
    <style:style style:name="P25" style:family="paragraph" style:parent-style-name="Standard">
      <style:paragraph-properties fo:line-height="100%" fo:text-align="center" style:justify-single-word="false"/>
      <style:text-properties style:font-name="Open Sans1" fo:font-size="20pt" fo:font-weight="bold" officeooo:paragraph-rsid="00546f4f" style:font-size-asian="20pt" style:font-weight-asian="bold" style:font-size-complex="20pt" style:font-weight-complex="bold"/>
    </style:style>
    <style:style style:name="P26" style:family="paragraph" style:parent-style-name="Standard">
      <style:paragraph-properties fo:line-height="100%" fo:text-align="justify" style:justify-single-word="false"/>
      <style:text-properties officeooo:paragraph-rsid="00644a09"/>
    </style:style>
    <style:style style:name="P27" style:family="paragraph" style:parent-style-name="Standard">
      <style:paragraph-properties fo:margin-left="0cm" fo:margin-right="1cm" fo:line-height="100%" fo:text-align="end" style:justify-single-word="false" fo:text-indent="0cm" style:auto-text-indent="false"/>
      <style:text-properties fo:color="#000000" style:text-outline="false" style:text-line-through-style="none" style:text-line-through-type="none" style:font-name="Open Sans1" fo:font-size="14pt" fo:font-style="normal" fo:text-shadow="none" style:text-underline-style="none" fo:font-weight="bold" officeooo:paragraph-rsid="0004b884" style:font-size-asian="14pt" style:font-style-asian="normal" style:font-weight-asian="bold" style:font-size-complex="14pt" style:text-emphasize="none"/>
    </style:style>
    <style:style style:name="P28" style:family="paragraph" style:parent-style-name="Standard">
      <style:paragraph-properties fo:margin-left="0cm" fo:margin-right="1cm" fo:line-height="100%" fo:text-align="end" style:justify-single-word="false" fo:text-indent="0cm" style:auto-text-indent="false"/>
      <style:text-properties fo:color="#000000" style:text-outline="false" style:text-line-through-style="none" style:text-line-through-type="none" style:font-name="Open Sans1" fo:font-size="14pt" fo:font-style="normal" fo:text-shadow="none" style:text-underline-style="none" fo:font-weight="bold" officeooo:paragraph-rsid="00097206" style:font-size-asian="14pt" style:font-style-asian="normal" style:font-weight-asian="bold" style:font-size-complex="14pt" style:text-emphasize="none"/>
    </style:style>
    <style:style style:name="P29" style:family="paragraph" style:parent-style-name="Standard">
      <style:paragraph-properties fo:margin-left="0cm" fo:margin-right="1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Open Sans1" fo:font-size="14pt" fo:font-style="normal" fo:text-shadow="none" style:text-underline-style="none" fo:font-weight="bold" officeooo:paragraph-rsid="00072f6d" style:font-size-asian="14pt" style:font-style-asian="normal" style:font-weight-asian="bold" style:font-size-complex="14pt" style:text-emphasize="none"/>
    </style:style>
    <style:style style:name="P30" style:family="paragraph" style:parent-style-name="Predeterminado">
      <style:text-properties style:font-name="Open Sans1" fo:font-size="11pt" style:font-size-asian="11pt" style:font-size-complex="11pt"/>
    </style:style>
    <style:style style:name="P31" style:family="paragraph" style:parent-style-name="Contents_20_Heading" style:master-page-name="">
      <style:paragraph-properties style:page-number="auto"/>
      <style:text-properties officeooo:rsid="00726292" officeooo:paragraph-rsid="00726292"/>
    </style:style>
    <style:style style:name="P32" style:family="paragraph" style:parent-style-name="Contents_20_1">
      <style:paragraph-properties>
        <style:tab-stops>
          <style:tab-stop style:position="13.901cm" style:type="right" style:leader-style="dotted" style:leader-text="."/>
        </style:tab-stops>
      </style:paragraph-properties>
    </style:style>
    <style:style style:name="P33" style:family="paragraph" style:parent-style-name="Standard" style:master-page-name="First_20_Page">
      <style:paragraph-properties fo:line-height="100%" fo:text-align="justify" style:justify-single-word="false" style:page-number="auto"/>
      <style:text-properties style:font-name="Open Sans1" fo:font-size="10pt" style:font-size-asian="10pt" style:font-size-complex="10pt"/>
    </style:style>
    <style:style style:name="P34" style:family="paragraph" style:parent-style-name="Standard">
      <style:paragraph-properties fo:margin-left="0cm" fo:margin-right="1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Open Sans1" fo:font-size="14pt" fo:font-style="normal" fo:text-shadow="none" style:text-underline-style="none" fo:font-weight="bold" officeooo:paragraph-rsid="00072f6d" style:font-size-asian="14pt" style:font-style-asian="normal" style:font-weight-asian="bold" style:font-size-complex="14pt" style:text-emphasize="none"/>
    </style:style>
    <style:style style:name="P35" style:family="paragraph" style:parent-style-name="Predeterminado" style:list-style-name="List_20_1">
      <style:paragraph-properties fo:margin-left="0cm" fo:margin-right="0cm" fo:margin-top="0cm" fo:margin-bottom="0.101cm" style:contextual-spacing="false" fo:line-height="100%" fo:text-align="start" style:justify-single-word="false" fo:text-indent="-0.4cm" style:auto-text-indent="false" fo:background-color="transparent">
        <style:background-image/>
      </style:paragraph-properties>
      <style:text-properties officeooo:paragraph-rsid="0068e83f"/>
    </style:style>
    <style:style style:name="P36" style:family="paragraph" style:parent-style-name="Predeterminado" style:list-style-name="List_20_1" style:master-page-name="">
      <style:paragraph-properties fo:margin-left="0cm" fo:margin-right="0cm" fo:margin-top="0cm" fo:margin-bottom="0.101cm" style:contextual-spacing="false" fo:line-height="100%" fo:text-align="start" style:justify-single-word="false" fo:orphans="2" fo:widows="2" fo:text-indent="-0.4cm" style:auto-text-indent="false" style:page-number="auto" style:writing-mode="lr-tb"/>
      <style:text-properties officeooo:paragraph-rsid="0068e83f"/>
    </style:style>
    <style:style style:name="P37" style:family="paragraph" style:parent-style-name="Predeterminado" style:list-style-name="List_20_1">
      <style:paragraph-properties fo:margin-left="0cm" fo:margin-right="0cm" fo:margin-top="0cm" fo:margin-bottom="0.101cm" style:contextual-spacing="false" fo:line-height="100%" fo:text-align="start" style:justify-single-word="false" fo:orphans="2" fo:widows="2" fo:text-indent="-0.4cm" style:auto-text-indent="false" style:writing-mode="lr-tb"/>
      <style:text-properties officeooo:paragraph-rsid="0068e83f"/>
    </style:style>
    <style:style style:name="P38" style:family="paragraph" style:parent-style-name="Predeterminado" style:list-style-name="List_20_1">
      <style:paragraph-properties fo:margin-top="0cm" fo:margin-bottom="0.101cm" style:contextual-spacing="false" fo:line-height="100%" fo:text-align="start" style:justify-single-word="false"/>
      <style:text-properties style:font-name="Open Sans1" fo:font-size="11pt" officeooo:paragraph-rsid="0068e83f" style:font-size-asian="11pt" style:font-name-complex="Open Sans1" style:font-size-complex="11pt"/>
    </style:style>
    <style:style style:name="P39" style:family="paragraph" style:parent-style-name="Predeterminado" style:list-style-name="List_20_1">
      <style:paragraph-properties fo:margin-top="0cm" fo:margin-bottom="0.101cm" style:contextual-spacing="false" fo:line-height="100%"/>
      <style:text-properties style:font-name="Open Sans1" fo:font-size="11pt" officeooo:paragraph-rsid="0068e83f" style:font-size-asian="11pt" style:font-name-complex="Open Sans1" style:font-size-complex="11pt"/>
    </style:style>
    <style:style style:name="P40" style:family="paragraph" style:parent-style-name="Heading_20_2">
      <style:text-properties style:font-name="Open Sans1" fo:font-size="11pt" style:font-size-asian="11pt" style:font-size-complex="11pt"/>
    </style:style>
    <style:style style:name="P41" style:family="paragraph" style:parent-style-name="Heading_20_2" style:list-style-name="List_20_1">
      <style:paragraph-properties fo:margin-top="0cm" fo:margin-bottom="0.101cm" style:contextual-spacing="false" fo:line-height="100%"/>
      <style:text-properties fo:color="#000000" style:font-name="Open Sans1" fo:font-size="11pt" style:text-underline-style="none" officeooo:paragraph-rsid="0068e83f" style:font-size-asian="11pt" style:font-name-complex="Open Sans1" style:font-size-complex="11pt"/>
    </style:style>
    <style:style style:name="P42" style:family="paragraph" style:parent-style-name="Heading_20_2" style:list-style-name="List_20_1">
      <style:paragraph-properties fo:margin-top="0cm" fo:margin-bottom="0.101cm" style:contextual-spacing="false" fo:line-height="100%"/>
      <style:text-properties fo:color="#000000" style:font-name="Open Sans1" fo:font-size="11pt" fo:letter-spacing="normal" officeooo:paragraph-rsid="0068e83f" style:font-size-asian="11pt" style:font-name-complex="Open Sans1" style:font-size-complex="11pt"/>
    </style:style>
    <style:style style:name="P43" style:family="paragraph" style:parent-style-name="Heading_20_2" style:list-style-name="List_20_1" style:master-page-name="">
      <style:paragraph-properties fo:margin-left="0cm" fo:margin-right="0cm" fo:margin-top="0cm" fo:margin-bottom="0.101cm" style:contextual-spacing="false" fo:line-height="100%" fo:text-indent="-0.4cm" style:auto-text-indent="false" style:page-number="auto" fo:background-color="transparent">
        <style:background-image/>
      </style:paragraph-properties>
      <style:text-properties officeooo:paragraph-rsid="0068e83f"/>
    </style:style>
    <style:style style:name="P44" style:family="paragraph" style:parent-style-name="Heading_20_2">
      <style:paragraph-properties fo:margin-top="0cm" fo:margin-bottom="0cm" style:contextual-spacing="false"/>
      <style:text-properties fo:color="#000000" style:font-name="Open Sans1" fo:font-size="11pt" fo:letter-spacing="normal" officeooo:rsid="0056e040" officeooo:paragraph-rsid="0056e040" style:font-size-asian="11pt" style:font-size-complex="11pt"/>
    </style:style>
    <style:style style:name="P45" style:family="paragraph" style:parent-style-name="Heading_20_2">
      <style:paragraph-properties fo:margin-left="0cm" fo:margin-right="0cm" fo:margin-top="0.42cm" fo:margin-bottom="0.21cm" style:contextual-spacing="false" fo:text-indent="0cm" style:auto-text-indent="false" fo:break-before="page"/>
      <style:text-properties fo:color="#000000" style:font-name="Open Sans1" fo:font-size="11pt" style:font-size-asian="11pt" style:font-size-complex="11pt"/>
    </style:style>
    <style:style style:name="P46" style:family="paragraph">
      <style:paragraph-properties fo:line-height="100%" fo:text-align="center" style:text-autospace="ideograph-alpha" style:punctuation-wrap="hanging" style:line-break="strict" style:writing-mode="lr-tb"/>
    </style:style>
    <style:style style:name="P4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46f4f" style:font-style-asian="normal" style:font-weight-asian="bold" style:font-weight-complex="bold" style:text-emphasize="none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091050" style:font-style-asian="normal" style:font-weight-asian="bold" style:font-weight-complex="bold" style:text-emphasize="none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91050" style:font-style-asian="normal" style:font-weight-asian="normal" style:font-weight-complex="normal" style:text-emphasize="none"/>
    </style:style>
    <style:style style:name="T5" style:family="text">
      <style:text-properties fo:color="#000000" style:text-outline="false" style:text-line-through-style="none" style:text-line-through-type="none" style:font-name="Open Sans1" fo:font-size="11pt" fo:language="zxx" fo:country="none" fo:font-style="normal" fo:text-shadow="none" style:text-underline-style="none" fo:font-weight="normal" style:letter-kerning="true" style:font-name-asian="Tahoma1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text-emphasize="none"/>
    </style:style>
    <style:style style:name="T6" style:family="text">
      <style:text-properties fo:color="#000000" style:font-name="Open Sans1" fo:font-size="11pt" style:font-size-asian="11pt" style:font-name-complex="Open Sans1" style:font-size-complex="11pt"/>
    </style:style>
    <style:style style:name="T7" style:family="text">
      <style:text-properties fo:color="#000000" style:font-name="Open Sans1" fo:font-size="11pt" style:text-underline-style="none" style:font-size-asian="11pt" style:font-name-complex="Open Sans1" style:font-size-complex="11pt"/>
    </style:style>
    <style:style style:name="T8" style:family="text">
      <style:text-properties fo:color="#000000" style:font-name="Open Sans1" fo:font-size="11pt" fo:font-weight="normal" style:font-size-asian="11pt" style:font-weight-asian="normal" style:font-name-complex="Open Sans1" style:font-size-complex="11pt" style:font-weight-complex="normal"/>
    </style:style>
    <style:style style:name="T9" style:family="text">
      <style:text-properties fo:color="#000000" fo:font-size="11pt" style:font-size-asian="11pt" style:font-size-complex="11pt"/>
    </style:style>
    <style:style style:name="T10" style:family="text">
      <style:text-properties officeooo:rsid="0067746b"/>
    </style:style>
    <style:style style:name="T11" style:family="text">
      <style:text-properties fo:font-weight="bold" style:font-weight-asian="bold"/>
    </style:style>
    <style:style style:name="T12" style:family="text">
      <style:text-properties fo:color="#000099" style:text-outline="false" style:text-line-through-style="none" style:text-line-through-type="none" style:font-name="Open Sans1" fo:font-size="11pt" fo:language="zxx" fo:country="none" fo:font-style="normal" fo:text-shadow="none" style:text-underline-style="none" fo:font-weight="normal" style:letter-kerning="true" style:font-name-asian="Tahoma1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text-emphasize="none"/>
    </style:style>
    <style:style style:name="T13" style:family="text">
      <style:text-properties style:use-window-font-color="true" fo:font-size="11pt" style:font-size-asian="11pt" style:font-size-complex="11pt"/>
    </style:style>
    <style:style style:name="T14" style:family="text">
      <style:text-properties fo:color="#000080" style:text-outline="false" style:text-line-through-style="none" style:text-line-through-type="none" style:font-name="Open Sans1" fo:font-size="11pt" fo:language="zxx" fo:country="none" fo:font-style="normal" fo:text-shadow="none" style:text-underline-style="solid" style:text-underline-width="auto" style:text-underline-color="font-color" fo:font-weight="normal" style:letter-kerning="true" style:font-name-asian="Tahoma1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text-emphasize="none"/>
    </style:style>
    <style:style style:name="T15" style:family="text">
      <style:text-properties fo:color="#000080" style:font-name="Open Sans1" fo:font-size="11pt" style:font-size-asian="11pt" style:font-name-complex="Open Sans1" style:font-size-complex="11pt"/>
    </style:style>
    <style:style style:name="T16" style:family="text">
      <style:text-properties fo:color="#000080" style:font-name="Open Sans1" fo:font-size="11pt" fo:font-weight="normal" style:font-size-asian="11pt" style:font-weight-asian="normal" style:font-name-complex="Open Sans1" style:font-size-complex="11pt" style:font-weight-complex="normal"/>
    </style:style>
    <style:style style:name="T17" style:family="text">
      <style:text-properties style:font-name="Open Sans1" fo:font-size="11pt" style:font-size-asian="11pt" style:font-size-complex="11pt"/>
    </style:style>
    <style:style style:name="T18" style:family="text">
      <style:text-properties style:font-name="Open Sans1" fo:font-size="11pt" style:font-size-asian="11pt" style:font-name-complex="Open Sans1" style:font-size-complex="11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1pt" officeooo:rsid="0056e040" style:font-size-asian="11pt" style:font-size-complex="11pt"/>
    </style:style>
    <style:style style:name="T21" style:family="text">
      <style:text-properties fo:color="#000066" style:font-name="Open Sans1" fo:font-size="11pt" style:font-size-asian="11pt" style:font-name-complex="Open Sans1" style:font-size-complex="11pt"/>
    </style:style>
    <style:style style:name="T22" style:family="text">
      <style:text-properties style:use-window-font-color="true" style:font-name="Liberation Serif2" fo:font-size="12pt" fo:language="es" fo:country="ES" style:letter-kerning="true" style:font-name-asian="SimSun1" style:font-size-asian="12pt" style:language-asian="zh" style:country-asian="CN" style:font-name-complex="Mangal2" style:font-size-complex="12pt" style:language-complex="hi" style:country-complex="IN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Open Sans1" fo:font-size="24pt" fo:letter-spacing="normal" fo:language="es" fo:country="ES" fo:font-style="normal" fo:text-shadow="none" style:text-underline-style="none" fo:font-weight="bold" style:letter-kerning="true" style:font-name-asian="SimSun1" style:font-size-asian="24pt" style:language-asian="zh" style:country-asian="CN" style:font-style-asian="normal" style:font-weight-asian="bold" style:font-name-complex="Mangal2" style:font-size-complex="24pt" style:language-complex="hi" style:country-complex="IN" style:font-style-complex="normal" style:font-weight-complex="bold" style:text-emphasize="none" style:text-scale="100%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Open Sans1" fo:font-size="18pt" fo:letter-spacing="normal" fo:language="es" fo:country="ES" fo:font-style="normal" fo:text-shadow="none" style:text-underline-style="none" fo:font-weight="bold" style:letter-kerning="true" style:font-name-asian="SimSun1" style:font-size-asian="18pt" style:language-asian="zh" style:country-asian="CN" style:font-style-asian="normal" style:font-weight-asian="bold" style:font-name-complex="Mangal2" style:font-size-complex="18pt" style:language-complex="hi" style:country-complex="IN" style:font-style-complex="normal" style:font-weight-complex="bold" style:text-emphasize="none" style:text-scale="100%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2" fo:font-size="12pt" fo:letter-spacing="normal" fo:language="es" fo:country="ES" fo:font-style="normal" fo:text-shadow="none" style:text-underline-style="none" fo:font-weight="bold" style:letter-kerning="true" style:font-name-asian="SimSun1" style:font-size-asian="12pt" style:language-asian="zh" style:country-asian="CN" style:font-style-asian="normal" style:font-weight-asian="bold" style:font-name-complex="Mangal2" style:font-size-complex="12pt" style:language-complex="hi" style:country-complex="IN" style:font-style-complex="normal" style:font-weight-complex="bold" style:text-emphasize="none" style:text-scale="100%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Open Sans1" fo:font-size="20pt" fo:letter-spacing="normal" fo:language="es" fo:country="ES" fo:font-style="normal" fo:text-shadow="none" style:text-underline-style="none" fo:font-weight="bold" style:letter-kerning="true" style:font-name-asian="SimSun1" style:font-size-asian="20pt" style:language-asian="zh" style:country-asian="CN" style:font-style-asian="normal" style:font-weight-asian="bold" style:font-name-complex="Mangal2" style:font-size-complex="20pt" style:language-complex="hi" style:country-complex="IN" style:font-style-complex="normal" style:font-weight-complex="bold" style:text-emphasize="none" style:text-scale="100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<text:s text:c="31"/></text:p>
      <text:p text:style-name="P21"/>
      <text:p text:style-name="P21"/>
      <text:p text:style-name="P21"/>
      <text:p text:style-name="P21"/>
      <text:p text:style-name="P21"/>
      <text:p text:style-name="P25"/>
      <text:p text:style-name="P23"/>
      <text:p text:style-name="P24"/>
      <text:p text:style-name="P27"/>
      <text:p text:style-name="P28"><text:tab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table-of-content text:style-name="Sect1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P31"><text:soft-page-break/>Index</text:p>
          </text:index-title>
          <text:p text:style-name="P32"><text:a xlink:type="simple" xlink:href="#__RefHeading__10552_237560204" text:style-name="Index_20_Link" text:visited-style-name="Index_20_Link">Open source Public government:<text:tab/>3</text:a></text:p>
          <text:p text:style-name="P32"><text:a xlink:type="simple" xlink:href="#__RefHeading__10554_237560204" text:style-name="Index_20_Link" text:visited-style-name="Index_20_Link">Localret: www.localret.cat<text:tab/>3</text:a></text:p>
          <text:p text:style-name="P32"><text:a xlink:type="simple" xlink:href="#__RefHeading__5406_829129143" text:style-name="Index_20_Link" text:visited-style-name="Index_20_Link">Open Source projects:<text:tab/>3</text:a></text:p>
          <text:p text:style-name="P32"><text:a xlink:type="simple" xlink:href="#__RefHeading__5408_829129143" text:style-name="Index_20_Link" text:visited-style-name="Index_20_Link">GIS Software:<text:tab/>3</text:a></text:p>
          <text:p text:style-name="P32"><text:a xlink:type="simple" xlink:href="#__RefHeading__420_1137371689" text:style-name="Index_20_Link" text:visited-style-name="Index_20_Link">QGIS Project:<text:tab/>3</text:a></text:p>
          <text:p text:style-name="P32"><text:a xlink:type="simple" xlink:href="#__RefHeading__5410_829129143" text:style-name="Index_20_Link" text:visited-style-name="Index_20_Link">Other:<text:tab/>4</text:a></text:p>
          <text:p text:style-name="P32"><text:a xlink:type="simple" xlink:href="#__RefHeading__779_1137371689" text:style-name="Index_20_Link" text:visited-style-name="Index_20_Link">Data source:<text:tab/>4</text:a></text:p>
        </text:index-body>
      </text:table-of-conten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/>
      <text:list xml:id="list4913740031409995004" text:style-name="List_20_1">
        <text:list-item>
          <text:h text:style-name="P41" text:outline-level="1"><text:bookmark-start text:name="__RefHeading__10552_237560204"/><text:soft-page-break/>Open source Public government:<text:bookmark-end text:name="__RefHeading__10552_237560204"/></text:h>
          <text:h text:style-name="P43" text:outline-level="1"><text:bookmark-start text:name="__RefHeading__10554_237560204"/><text:span text:style-name="T8">Localret:</text:span><text:span text:style-name="T6"><text:tab/><text:tab/><text:tab/></text:span><text:span text:style-name="T21"><text:tab/></text:span><text:a xlink:type="simple" xlink:href="http://www.localret.cat/"><text:span text:style-name="Internet_20_link"><text:span text:style-name="T16">www.localret.cat</text:span></text:span></text:a><text:bookmark-end text:name="__RefHeading__10554_237560204"/></text:h>
          <text:p text:style-name="P35"><text:span text:style-name="T6">Cenatic:<text:tab/><text:tab/><text:tab/><text:tab/></text:span><text:a xlink:type="simple" xlink:href="http://www.cenatic.es/"><text:span text:style-name="Internet_20_link"><text:span text:style-name="T15">www.cenatic.es</text:span></text:span></text:a></text:p>
          <text:p text:style-name="P35"><text:span text:style-name="T6">Ayuntamiento Zaragoza: <text:s text:c="5"/><text:tab/></text:span><text:a xlink:type="simple" xlink:href="http://www.zaragoza.es/"><text:span text:style-name="Internet_20_link"><text:span text:style-name="T15">www.zaragoza.es</text:span></text:span></text:a></text:p>
          <text:p text:style-name="P35"><text:span text:style-name="T6">Ayuntamiento Munich:<text:tab/><text:tab/></text:span><text:a xlink:type="simple" xlink:href="http://www.muenchen.de/"><text:span text:style-name="Internet_20_link"><text:span text:style-name="T15">www.muenchen.de</text:span></text:span></text:a></text:p>
          <text:p text:style-name="P35"><text:span text:style-name="T6">Gobierno Brasileiro:<text:tab/><text:tab/><text:tab/></text:span><text:a xlink:type="simple" xlink:href="http://www.softwarepublico.gov.br/"><text:span text:style-name="Internet_20_link"><text:span text:style-name="T15">www.softwarepublico.gov.br</text:span></text:span></text:a></text:p>
          <text:p text:style-name="P35"><text:span text:style-name="T6">Open data Chicago:<text:tab/><text:tab/><text:tab/></text:span><text:a xlink:type="simple" xlink:href="https://data.cityofchicago.org/"><text:span text:style-name="Internet_20_link"><text:span text:style-name="T15">https://data.cityofchicago.org/</text:span></text:span></text:a></text:p>
          <text:p text:style-name="P35"><text:span text:style-name="T18">Open data Gavà:<text:tab/><text:tab/><text:tab/></text:span><text:a xlink:type="simple" xlink:href="https://gavaobert.gavaciutat.cat/"><text:span text:style-name="Internet_20_link"><text:span text:style-name="T18">https://gavaobert.gavaciutat.cat/</text:span></text:span></text:a></text:p>
          <text:p text:style-name="P38"><text:tab/></text:p>
        </text:list-item>
        <text:list-item>
          <text:h text:style-name="P41" text:outline-level="1"><text:bookmark-start text:name="__RefHeading__5406_829129143"/>Open Source projects:<text:bookmark-end text:name="__RefHeading__5406_829129143"/></text:h>
          <text:p text:style-name="P36"><text:span text:style-name="T6">Libreoffice:<text:tab/><text:tab/><text:tab/><text:tab/></text:span><text:a xlink:type="simple" xlink:href="http://www.libreoffice.org/"><text:span text:style-name="Internet_20_link"><text:span text:style-name="T21">www.libreoffice.org</text:span></text:span></text:a></text:p>
          <text:p text:style-name="P37"><text:span text:style-name="T6">OP Foundation:<text:tab/><text:tab/><text:tab/></text:span><text:a xlink:type="simple" xlink:href="http://www.openproject.org/projects"><text:span text:style-name="Internet_20_link"><text:span text:style-name="T17">w</text:span></text:span></text:a><text:a xlink:type="simple" xlink:href="http://www.openproject.org/projects"><text:span text:style-name="Internet_20_link"><text:span text:style-name="T17">ww.openproject.org/projects</text:span></text:span></text:a></text:p>
          <text:p text:style-name="P37"><text:span text:style-name="Citation"><text:span text:style-name="T5">Github</text:span></text:span><text:span text:style-name="Citation"><text:span text:style-name="T12"><text:tab/><text:tab/><text:tab/><text:tab/><text:tab/></text:span></text:span><text:a xlink:type="simple" xlink:href="https://github.com/"><text:span text:style-name="Citation"><text:span text:style-name="T14">https://github.com</text:span></text:span></text:a></text:p>
          <text:p text:style-name="P39"/>
        </text:list-item>
        <text:list-item>
          <text:h text:style-name="P42" text:outline-level="1"><text:bookmark-start text:name="__RefHeading__5408_829129143"/>GIS Software:<text:bookmark-end text:name="__RefHeading__5408_829129143"/></text:h>
          <text:p text:style-name="P36"><text:span text:style-name="T6">ArcGIS:<text:tab/><text:tab/><text:tab/><text:tab/></text:span><text:a xlink:type="simple" xlink:href="http://www.arcgis.com/features"><text:span text:style-name="Internet_20_link"><text:span text:style-name="T15">www.arcgis.com/features</text:span></text:span></text:a></text:p>
          <text:p text:style-name="P37"><text:span text:style-name="T6">Geomedia:<text:tab/><text:tab/><text:tab/><text:tab/></text:span><text:a xlink:type="simple" xlink:href="http://www.hexagongeospatial.com/products"><text:span text:style-name="Internet_20_link"><text:span text:style-name="T15">www.hexagongeospatial.com/products</text:span></text:span></text:a></text:p>
          <text:p text:style-name="P37"><text:span text:style-name="T6">Smallworld:<text:tab/><text:tab/><text:tab/><text:tab/></text:span><text:a xlink:type="simple" xlink:href="http://www.gedigitalenergy.com/geospatial"><text:span text:style-name="Internet_20_link"><text:span text:style-name="T15">www.gedigitalenergy.com/geospatial</text:span></text:span></text:a></text:p>
          <text:p text:style-name="P37"><text:span text:style-name="T6">Globalmapper:<text:tab/><text:tab/><text:tab/></text:span><text:a xlink:type="simple" xlink:href="http://www.globalmapper.com/"><text:span text:style-name="Internet_20_link"><text:span text:style-name="T15">www.globalmapper.com</text:span></text:span></text:a></text:p>
          <text:p text:style-name="P37"><text:span text:style-name="T6">QGIS:<text:tab/><text:tab/><text:tab/><text:tab/><text:tab/></text:span><text:a xlink:type="simple" xlink:href="http://www.qgis.org/"><text:span text:style-name="Internet_20_link"><text:span text:style-name="T17">w</text:span></text:span></text:a><text:a xlink:type="simple" xlink:href="http://www.qgis.org/"><text:span text:style-name="Internet_20_link"><text:span text:style-name="T17">ww.qgis.org</text:span></text:span></text:a></text:p>
          <text:p text:style-name="P37"><text:span text:style-name="T6">gvSIG:<text:tab/><text:tab/><text:tab/><text:tab/><text:tab/></text:span><text:a xlink:type="simple" xlink:href="http://www.gvsig.org/"><text:span text:style-name="Internet_20_link"><text:span text:style-name="T17">www.gvsig.or</text:span></text:span></text:a><text:a xlink:type="simple" xlink:href="http://www.gvsig.org/"><text:span text:style-name="Internet_20_link"><text:span text:style-name="T17">g</text:span></text:span></text:a></text:p>
          <text:p text:style-name="P37"><text:span text:style-name="T6">Mapwindow:<text:tab/><text:tab/><text:tab/><text:tab/></text:span><text:a xlink:type="simple" xlink:href="http://www.mapwindow.org/"><text:span text:style-name="Internet_20_link"><text:span text:style-name="T18">www.</text:span></text:span></text:a><text:a xlink:type="simple" xlink:href="http://www.mapwindow.org/"><text:span text:style-name="Internet_20_link"><text:span text:style-name="T14">mapwind</text:span></text:span></text:a><text:a xlink:type="simple" xlink:href="http://www.mapwindow.org/"><text:span text:style-name="Internet_20_link"><text:span text:style-name="T14">o</text:span></text:span></text:a><text:a xlink:type="simple" xlink:href="http://www.mapwindow.org/"><text:span text:style-name="Internet_20_link"><text:span text:style-name="T14">w.org</text:span></text:span></text:a></text:p>
          <text:p text:style-name="P37"><text:span text:style-name="T6">Terraview:<text:tab/><text:tab/><text:tab/><text:tab/></text:span><text:a xlink:type="simple" xlink:href="http://www.dpi.inpe.br/terraview/index.php"><text:span text:style-name="Internet_20_link"><text:span text:style-name="T18">www.dpi.inpe.br/terraview/index.php</text:span></text:span></text:a></text:p>
          <text:p text:style-name="P37"><text:span text:style-name="T7">Udig:<text:tab/><text:tab/><text:tab/><text:tab/><text:tab/></text:span><text:a xlink:type="simple" xlink:href="http://www.udig.refractions.net/"><text:span text:style-name="Internet_20_link"><text:span text:style-name="T17">www.</text:span></text:span></text:a><text:a xlink:type="simple" xlink:href="http://www.udig.refractions.net/"><text:span text:style-name="Internet_20_link"><text:span text:style-name="T17">udig.refractions.net</text:span></text:span></text:a></text:p>
        </text:list-item>
      </text:list>
      <text:p text:style-name="P8"/>
      <text:list xml:id="list131932494167136" text:continue-numbering="true" text:style-name="List_20_1">
        <text:list-item>
          <text:h text:style-name="P44" text:outline-level="1"><text:bookmark-start text:name="__RefHeading__420_1137371689"/>QGIS Project:<text:bookmark-end text:name="__RefHeading__420_1137371689"/></text:h>
        </text:list-item>
      </text:list>
      <text:p text:style-name="P8"><text:span text:style-name="T10">Website</text:span>:<text:tab/><text:tab/><text:tab/><text:tab/><text:a xlink:type="simple" xlink:href="http://www.qgis.org/">www.qgis.org</text:a></text:p>
      <text:p text:style-name="P11"><text:span text:style-name="T1">Lists:<text:tab/><text:tab/><text:tab/><text:tab/><text:tab/></text:span><text:a xlink:type="simple" xlink:href="http://www.qgis.org/es/site/getinvolved">www.qgis.org/es/site/getinvolved</text:a></text:p>
      <text:p text:style-name="P12"/>
      <text:p text:style-name="P11"/>
      <text:p text:style-name="P11"/>
      <text:p text:style-name="P11"/>
      <text:p text:style-name="P11"/>
      <text:list xml:id="list131932494159076" text:continue-numbering="true" text:style-name="List_20_1">
        <text:list-item>
          <text:h text:style-name="P45" text:outline-level="1"><text:bookmark-start text:name="__RefHeading__5410_829129143"/>Other:<text:bookmark-end text:name="__RefHeading__5410_829129143"/></text:h>
        </text:list-item>
      </text:list>
      <text:p text:style-name="P7"><text:span text:style-name="T19">Nosolosig:<text:tab/><text:tab/><text:tab/><text:tab/></text:span><text:a xlink:type="simple" xlink:href="http://www.nosolosig.com/"><text:span text:style-name="T19">www.nosolosig.com</text:span></text:a></text:p>
      <text:p text:style-name="P7"><text:span text:style-name="T19">MundoGeo:<text:tab/><text:tab/><text:tab/><text:tab/></text:span><text:a xlink:type="simple" xlink:href="http://www.mundogeo.com/"><text:span text:style-name="T19">www.mundogeo.com</text:span></text:a></text:p>
      <text:p text:style-name="P13"><text:span text:style-name="T9">OSSGeo:<text:tab/><text:tab/><text:tab/><text:tab/></text:span><text:a xlink:type="simple" xlink:href="http://www.osgeo.org/"><text:span text:style-name="T19">www.osgeo.org</text:span></text:a></text:p>
      <text:p text:style-name="P30"/>
      <text:list xml:id="list131932494180364" text:continue-numbering="true" text:style-name="List_20_1">
        <text:list-item>
          <text:h text:style-name="P40" text:outline-level="1"><text:bookmark-start text:name="__RefHeading__779_1137371689"/>Data source:<text:bookmark-end text:name="__RefHeading__779_1137371689"/></text:h>
        </text:list-item>
      </text:list>
      <text:p text:style-name="P15"><text:span text:style-name="T19">World SRC:<text:tab/><text:tab/><text:tab/><text:tab/></text:span><text:a xlink:type="simple" xlink:href="http://spatialreference.org/"><text:span text:style-name="T19">http://spatialreference.org/</text:span></text:a></text:p>
      <text:p text:style-name="P16"><text:span text:style-name="T19">World WMS:<text:tab/><text:tab/><text:tab/><text:tab/></text:span><text:a xlink:type="simple" xlink:href="http://geoserver.org/display/GEOS"><text:span text:style-name="T20">h</text:span></text:a><text:a xlink:type="simple" xlink:href="http://geoserver.org/display/GEOS"><text:span text:style-name="T19">ttp://geoserver.org/display/GEOS</text:span></text:a></text:p>
      <text:p text:style-name="P14"><text:span text:style-name="T19">Nasa:<text:tab/><text:tab/><text:tab/><text:tab/><text:tab/></text:span><text:a xlink:type="simple" xlink:href="http://onearth.jpl.nasa.gov/"><text:span text:style-name="T19">http://onearth.jpl.nasa.gov</text:span></text:a></text:p>
      <text:p text:style-name="P17"><text:span text:style-name="T19">OSM:<text:tab/><text:tab/><text:tab/><text:tab/><text:tab/></text:span><text:a xlink:type="simple" xlink:href="http://download.geofabrik.de/europe.html"><text:span text:style-name="T19">http://download.geofabrik.de/</text:span></text:a><text:span text:style-name="T19"> <text:tab/><text:tab/> <text:s text:c="3"/></text:span></text:p>
      <text:p text:style-name="P19"/>
      <text:p text:style-name="P19">España:</text:p>
      <text:p text:style-name="P14"><text:span text:style-name="T19">IDE España:<text:tab/><text:tab/><text:tab/><text:tab/></text:span><text:a xlink:type="simple" xlink:href="http://www.idee.es/"><text:span text:style-name="T19">www.idee.es</text:span></text:a></text:p>
      <text:p text:style-name="P18"/>
      <text:p text:style-name="P18">Brasil<text:span text:style-name="T11">:</text:span></text:p>
      <text:p text:style-name="P14"><text:span text:style-name="T19">IDE Brasil:<text:tab/><text:tab/><text:tab/><text:tab/></text:span><text:a xlink:type="simple" xlink:href="http://www.inde.gov.br/"><text:span text:style-name="T19">www.inde.gov.br/</text:span></text:a></text:p>
      <text:p text:style-name="P10"><text:span text:style-name="T13">DataGeo:<text:tab/><text:tab/><text:tab/><text:tab/></text:span><text:a xlink:type="simple" xlink:href="http://www.ambiente.sp.gov.br/"><text:span text:style-name="T19">www.ambiente.sp.gov.br/</text:span></text:a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ymbol1" svg:font-family="Symbol"/>
    <style:font-face style:name="Arial1" svg:font-family="Arial" style:font-family-generic="roman"/>
    <style:font-face style:name="Courier New" svg:font-family="'Courier New'" style:font-family-generic="roman"/>
    <style:font-face style:name="FreeMono" svg:font-family="FreeMono" style:font-family-generic="roman"/>
    <style:font-face style:name="Liberation Sans1" svg:font-family="'Liberation Sans', Arial" style:font-family-generic="roman"/>
    <style:font-face style:name="Mangal" svg:font-family="Mangal" style:font-family-generic="roman"/>
    <style:font-face style:name="Microsoft YaHei" svg:font-family="'Microsoft YaHei'" style:font-family-generic="roman"/>
    <style:font-face style:name="OpenSymbol" svg:font-family="OpenSymbol, 'Arial Unicode MS'" style:font-family-generic="roman"/>
    <style:font-face style:name="Symbol" svg:font-family="Symbol" style:font-family-generic="roman"/>
    <style:font-face style:name="Tahoma" svg:font-family="Tahoma" style:font-family-generic="roman"/>
    <style:font-face style:name="Mangal2" svg:font-family="Mangal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Normal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default-outline-level="" style:class="list">
      <style:paragraph-properties fo:margin-top="0cm" fo:margin-bottom="0.374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Tahoma2" style:font-family-asian="Tahoma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determinado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style:contextual-spacing="false" fo:text-indent="0.6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er_20_defecte_7e_LT_7e_Gliederung_20_1" style:display-name="Per defecte~LT~Gliederung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er_20_defecte_7e_LT_7e_Gliederung_20_2" style:display-name="Per defecte~LT~Gliederung 2" style:family="paragraph" style:parent-style-name="Per_20_defecte_7e_LT_7e_Gliederung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000000" style:text-outline="false" style:text-line-through-style="none" style:text-line-through-type="non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er_20_defecte_7e_LT_7e_Gliederung_20_3" style:display-name="Per defecte~LT~Gliederung 3" style:family="paragraph" style:parent-style-name="Per_20_defecte_7e_LT_7e_Gliederung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000000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er_20_defecte_7e_LT_7e_Gliederung_20_4" style:display-name="Per defecte~LT~Gliederung 4" style:family="paragraph" style:parent-style-name="Per_20_defecte_7e_LT_7e_Gliederung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Gliederung_20_5" style:display-name="Per defecte~LT~Gliederung 5" style:family="paragraph" style:parent-style-name="Per_20_defecte_7e_LT_7e_Gliederung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Gliederung_20_6" style:display-name="Per defecte~LT~Gliederung 6" style:family="paragraph" style:parent-style-name="Per_20_defecte_7e_LT_7e_Gliederung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Gliederung_20_7" style:display-name="Per defecte~LT~Gliederung 7" style:family="paragraph" style:parent-style-name="Per_20_defecte_7e_LT_7e_Gliederung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Gliederung_20_8" style:display-name="Per defecte~LT~Gliederung 8" style:family="paragraph" style:parent-style-name="Per_20_defecte_7e_LT_7e_Gliederung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Gliederung_20_9" style:display-name="Per defecte~LT~Gliederung 9" style:family="paragraph" style:parent-style-name="Per_20_defecte_7e_LT_7e_Gliederung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Titel" style:display-name="Per defect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6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er_20_defecte_7e_LT_7e_Untertitel" style:display-name="Per defect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er_20_defecte_7e_LT_7e_Notizen" style:display-name="Per defect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er_20_defecte_7e_LT_7e_Hintergrundobjekte" style:display-name="Per defect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er_20_defecte_7e_LT_7e_Hintergrund" style:display-name="Per defect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fo:font-size="18pt" style:letter-kerning="true" style:font-name-asian="Tahoma2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000000" style:text-outline="false" style:text-line-through-style="none" style:text-line-through-type="non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000000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e_20_sense_20_emplenament_20_ni_20_línia" style:display-name="Objecte sense emplenament ni líni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ing_20_2" style:display-name="Heading 2" style:family="paragraph" style:parent-style-name="Heading" style:default-outline-level="1" style:list-style-name="List_20_1" style:class="text" style:master-page-name="">
      <style:paragraph-properties fo:margin-top="0.3cm" fo:margin-bottom="0cm" style:contextual-spacing="false" fo:line-height="100%" style:page-number="auto" fo:background-color="transparent" style:shadow="none">
        <style:tab-stops/>
        <style:background-image/>
      </style:paragraph-properties>
      <style:text-properties fo:font-size="13pt" fo:font-weight="bold"/>
    </style:style>
    <style:style style:name="Header" style:family="paragraph" style:parent-style-name="Standard" style:default-outline-level="" style:class="extra"/>
    <style:style style:name="Heading_20_3" style:display-name="Heading 3" style:family="paragraph" style:parent-style-name="Heading" style:auto-update="true" style:default-outline-level="2" style:list-style-name="List_20_1" style:class="text" style:master-page-name="">
      <style:paragraph-properties fo:margin-left="0.81cm" fo:margin-right="0cm" fo:margin-top="0cm" fo:margin-bottom="0cm" style:contextual-spacing="false" fo:line-height="100%" fo:text-indent="-0.3cm" style:auto-text-indent="false" style:page-number="auto" fo:background-color="transparent" style:shadow="none">
        <style:tab-stops/>
        <style:background-image/>
      </style:paragraph-properties>
      <style:text-properties style:font-name="Open Sans" fo:font-family="'Open Sans'" style:font-style-name="Normal" style:font-family-generic="swiss" style:font-pitch="variable" fo:font-size="10pt"/>
    </style:style>
    <style:style style:name="Pic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9pt" style:font-name-asian="Tahoma2" style:font-family-asian="Tahoma" style:font-family-generic-asian="system" style:font-pitch-asian="variable" style:font-size-asian="9pt" style:font-name-complex="Liberation Sans2" style:font-family-complex="'Liberation Sans'" style:font-family-generic-complex="system" style:font-pitch-complex="variable" style:font-size-complex="12pt"/>
    </style:style>
    <style:style style:name="Èmfasi_20_fort" style:display-name="Èmfasi for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Tahoma2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/>
    <style:style style:name="Table_20_Contents" style:display-name="Table Contents" style:family="paragraph" style:default-outline-level="" style:class="extra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default-outline-level="" style:class="extra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Tahoma2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ontents_20_3" style:display-name="Contents 3" style:family="paragraph" style:default-outline-level="" style:class="index">
      <style:paragraph-properties fo:margin-left="3.173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31.399cm"/>
        </style:tab-stops>
      </style:paragraph-properties>
      <style:text-properties style:font-name="Times New Roman" fo:font-family="'Times New Roman'" style:font-family-generic="roman" style:font-pitch="variable" fo:font-size="11pt" style:font-name-asian="Tahoma2" style:font-family-asian="Tahoma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Contents_20_2" style:display-name="Contents 2" style:family="paragraph" style:parent-style-name="Index" style:default-outline-level="" style:class="index">
      <style:paragraph-properties fo:margin-left="1cm" fo:margin-right="0cm" fo:margin-top="0.101cm" fo:margin-bottom="0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Open Sans" fo:font-family="'Open Sans'" style:font-style-name="Normal" style:font-family-generic="swiss" style:font-pitch="variable" fo:font-size="10pt"/>
    </style:style>
    <style:style style:name="Contents_20_Heading" style:display-name="Contents Heading" style:family="paragraph" style:parent-style-name="Heading" style:default-outline-level="" style:class="index">
      <style:paragraph-properties fo:text-align="center" style:justify-single-word="false"/>
      <style:text-properties style:font-name="Open Sans" fo:font-family="'Open Sans'" style:font-style-name="Normal" style:font-family-generic="swiss" style:font-pitch="variable" fo:font-size="16pt" fo:font-weight="bold"/>
    </style:style>
    <style:style style:name="Enlace_20_de_20_Internet" style:display-name="Enlace de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Viñeta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fo:font-size="12pt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default-outline-level="" style:class="text"/>
    <style:style style:name="Enllaç_20_d_27_Internet_20_visitat" style:display-name="Enllaç d'Internet visitat" style:family="paragraph" style:default-outline-level="">
      <style:paragraph-properties fo:text-align="start" style:justify-single-word="false" fo:orphans="2" fo:widows="2" style:writing-mode="lr-tb"/>
      <style:text-properties fo:color="#8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nllaç_20_d_27_Internet" style:display-name="Enllaç d'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fo:color="#000000" style:font-name="Symbol" fo:font-family="Symbol" style:font-family-generic="roman" fo:font-size="12pt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Quotations" style:family="paragraph" style:parent-style-name="Standard" style:default-outline-level="" style:class="html"/>
    <style:style style:name="Texto_20_Secciones" style:display-name="Texto Secciones" style:family="paragraph" style:default-outline-level="">
      <style:paragraph-properties fo:margin-left="0cm" fo:margin-right="0.245cm" fo:margin-top="0cm" fo:margin-bottom="0cm" style:contextual-spacing="false" fo:text-align="start" style:justify-single-word="false" fo:orphans="2" fo:widows="2" fo:text-indent="1.559cm" style:auto-text-indent="false" style:writing-mode="lr-tb"/>
      <style:text-properties fo:color="#000000" style:font-name="Liberation Sans1" fo:font-family="'Liberation Sans', Arial" style:font-family-generic="roman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igura" style:family="paragraph" style:default-outline-level="">
      <style:paragraph-properties fo:margin-left="0cm" fo:margin-right="0.245cm" fo:margin-top="1.099cm" fo:margin-bottom="0.33cm" style:contextual-spacing="false" fo:text-align="center" style:justify-single-word="false" fo:orphans="2" fo:widows="2" fo:text-indent="0cm" style:auto-text-indent="false" style:writing-mode="lr-tb"/>
      <style:text-properties fo:color="#000000" style:font-name="Liberation Sans1" fo:font-family="'Liberation Sans', Arial" style:font-family-generic="roman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atos_20_autor" style:display-name="Datos autor" style:family="paragraph" style:default-outline-level="">
      <style:paragraph-properties fo:margin-top="1.207cm" fo:margin-bottom="1.207cm" style:contextual-spacing="false" fo:text-align="center" style:justify-single-word="false" fo:orphans="2" fo:widows="2" style:writing-mode="lr-tb"/>
      <style:text-properties fo:color="#000000" style:font-name="Liberation Sans1" fo:font-family="'Liberation Sans', Arial" style:font-family-generic="roman" fo:font-size="12pt" fo:font-style="italic" style:letter-kerning="true" style:font-name-asian="Tahoma2" style:font-family-asian="Tahoma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Referencias" style:family="paragraph" style:default-outline-level="">
      <style:paragraph-properties fo:text-align="start" style:justify-single-word="false" fo:orphans="2" fo:widows="2" style:writing-mode="lr-tb"/>
      <style:text-properties fo:color="#000000" style:font-name="Liberation Sans1" fo:font-family="'Liberation Sans', Arial" style:font-family-generic="roman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ítulo_20_principal" style:display-name="Título principal" style:family="paragraph" style:default-outline-level="">
      <style:paragraph-properties fo:margin-left="6.223cm" fo:margin-right="3.951cm" fo:margin-top="1.099cm" fo:margin-bottom="1.099cm" style:contextual-spacing="false" fo:text-align="center" style:justify-single-word="false" fo:orphans="2" fo:widows="2" fo:text-indent="0cm" style:auto-text-indent="false" style:writing-mode="lr-tb"/>
      <style:text-properties fo:color="#000000" style:font-name="Liberation Sans1" fo:font-family="'Liberation Sans', Arial" style:font-family-generic="roman" fo:font-size="12pt" fo:font-weight="bold" style:letter-kerning="true" style:font-name-asian="Tahoma2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Afiliación_20_autor" style:display-name="Afiliación autor" style:family="paragraph" style:default-outline-level="">
      <style:paragraph-properties fo:text-align="start" style:justify-single-word="false" fo:orphans="2" fo:widows="2" style:writing-mode="lr-tb"/>
      <style:text-properties fo:color="#000000" style:font-name="Liberation Sans1" fo:font-family="'Liberation Sans', Arial" style:font-family-generic="roman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ítulo_20_Resumen_20_-_20_abstract" style:display-name="Título Resumen - abstract" style:family="paragraph" style:default-outline-level="">
      <style:paragraph-properties fo:margin-left="3.112cm" fo:margin-right="3.112cm" fo:margin-top="0.439cm" fo:margin-bottom="0.66cm" style:contextual-spacing="false" fo:text-align="start" style:justify-single-word="false" fo:orphans="2" fo:widows="2" fo:text-indent="0cm" style:auto-text-indent="false" style:writing-mode="lr-tb"/>
      <style:text-properties fo:color="#000000" style:font-name="Liberation Sans1" fo:font-family="'Liberation Sans', Arial" style:font-family-generic="roman" fo:font-size="12pt" fo:font-weight="bold" style:letter-kerning="true" style:font-name-asian="Tahoma2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ítulo_20_de_20_Tabla" style:display-name="Título de Tabla" style:family="paragraph" style:default-outline-level="">
      <style:paragraph-properties fo:margin-left="1.588cm" fo:margin-right="1.588cm" fo:margin-top="1.207cm" fo:margin-bottom="0.99cm" style:contextual-spacing="false" fo:text-align="center" style:justify-single-word="false" fo:orphans="2" fo:widows="2" fo:text-indent="0cm" style:auto-text-indent="false" style:writing-mode="lr-tb"/>
      <style:text-properties fo:color="#000000" style:font-name="Liberation Sans1" fo:font-family="'Liberation Sans', Arial" style:font-family-generic="roman" fo:font-size="12pt" fo:font-style="italic" style:letter-kerning="true" style:font-name-asian="Tahoma2" style:font-family-asian="Tahoma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Pie_20_de_20_Figura" style:display-name="Pie de Figura" style:family="paragraph" style:default-outline-level="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/>
      <style:text-properties fo:color="#000000" style:font-name="Liberation Sans1" fo:font-family="'Liberation Sans', Arial" style:font-family-generic="roman" fo:font-size="12pt" fo:font-style="italic" style:letter-kerning="true" style:font-name-asian="Tahoma2" style:font-family-asian="Tahoma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Titulo_20_palabras_20_clave" style:display-name="Titulo palabras clave" style:family="paragraph" style:default-outline-level="">
      <style:paragraph-properties fo:margin-left="3.112cm" fo:margin-right="3.112cm" fo:margin-top="0.877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Liberation Sans1" fo:font-family="'Liberation Sans', Arial" style:font-family-generic="roman" fo:font-size="12pt" fo:font-style="normal" fo:font-weight="bold" style:letter-kerning="true" style:font-name-asian="Tahoma2" style:font-family-asian="Tahoma" style:font-family-generic-asian="system" style:font-pitch-asian="variable" style:font-size-asian="12pt" style:font-style-asian="normal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exto_20_Resumen" style:display-name="Texto Resumen" style:family="paragraph" style:default-outline-level="">
      <style:paragraph-properties fo:margin-left="3.112cm" fo:margin-right="3.112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Liberation Sans1" fo:font-family="'Liberation Sans', Arial" style:font-family-generic="roman" fo:font-size="12pt" fo:font-style="italic" style:letter-kerning="true" style:font-name-asian="Tahoma2" style:font-family-asian="Tahoma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Texto_20_palabras_20_clave" style:display-name="Texto palabras clave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Liberation Sans1" fo:font-family="'Liberation Sans', Arial" style:font-family-generic="roman" fo:font-size="12pt" fo:font-style="italic" style:letter-kerning="true" style:font-name-asian="Tahoma2" style:font-family-asian="Tahoma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Ecuación" style:family="paragraph" style:default-outline-level="">
      <style:paragraph-properties fo:margin-top="0.66cm" fo:margin-bottom="0.66cm" style:contextual-spacing="false" fo:text-align="center" style:justify-single-word="false" fo:orphans="2" fo:widows="2" style:writing-mode="lr-tb">
        <style:tab-stops>
          <style:tab-stop style:position="2cm"/>
          <style:tab-stop style:position="3.112cm"/>
          <style:tab-stop style:position="4.001cm"/>
          <style:tab-stop style:position="6.003cm"/>
          <style:tab-stop style:position="8.003cm"/>
          <style:tab-stop style:position="9.999cm"/>
          <style:tab-stop style:position="12cm"/>
          <style:tab-stop style:position="14.002cm"/>
          <style:tab-stop style:position="16.002cm"/>
          <style:tab-stop style:position="18.002cm"/>
          <style:tab-stop style:position="20.003cm"/>
          <style:tab-stop style:position="25.672cm"/>
        </style:tab-stops>
      </style:paragraph-properties>
      <style:text-properties fo:color="#000000" style:font-name="Liberation Sans1" fo:font-family="'Liberation Sans', Arial" style:font-family-generic="roman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fo:color="#000000" style:font-name="Liberation Sans1" fo:font-family="'Liberation Sans', Arial" style:font-family-generic="roman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bsatz-Standardschriftart" style:family="paragraph" style:default-outline-level="">
      <style:paragraph-properties fo:text-align="start" style:justify-single-word="false" fo:orphans="2" fo:widows="2" style:writing-mode="lr-tb"/>
      <style:text-properties fo:color="#000000" style:font-name="Liberation Sans1" fo:font-family="'Liberation Sans', Arial" style:font-family-generic="roman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uente_20_de_20_párrafo_20_predeter." style:display-name="Fuente de párrafo predeter." style:family="paragraph" style:default-outline-level="">
      <style:paragraph-properties fo:text-align="start" style:justify-single-word="false" fo:orphans="2" fo:widows="2" style:writing-mode="lr-tb"/>
      <style:text-properties fo:color="#000000" style:font-name="Liberation Sans1" fo:font-family="'Liberation Sans', Arial" style:font-family-generic="roman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uy_20_destacado" style:display-name="Muy destacado" style:family="paragraph" style:default-outline-level="">
      <style:paragraph-properties fo:text-align="start" style:justify-single-word="false" fo:orphans="2" fo:widows="2" style:writing-mode="lr-tb"/>
      <style:text-properties fo:color="#000000" style:font-name="Liberation Sans1" fo:font-family="'Liberation Sans', Arial" style:font-family-generic="roman" fo:font-size="12pt" fo:font-weight="bold" style:letter-kerning="true" style:font-name-asian="Tahoma2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WW8Num4z0" style:family="paragraph" style:default-outline-level="">
      <style:paragraph-properties fo:text-align="start" style:justify-single-word="false" fo:orphans="2" fo:widows="2" style:writing-mode="lr-tb"/>
      <style:text-properties fo:color="#000000" style:font-name="Liberation Sans1" fo:font-family="'Liberation Sans', Arial" style:font-family-generic="roman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ímbolos_20_de_20_numeración" style:display-name="Símbolos de numeración" style:family="paragraph" style:default-outline-level="">
      <style:paragraph-properties fo:text-align="start" style:justify-single-word="false" fo:orphans="2" fo:widows="2" style:writing-mode="lr-tb"/>
      <style:text-properties fo:color="#000000" style:font-name="Liberation Sans1" fo:font-family="'Liberation Sans', Arial" style:font-family-generic="roman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1_20_Char" style:display-name="Heading 1 Char" style:family="paragraph" style:default-outline-level="">
      <style:paragraph-properties fo:text-align="start" style:justify-single-word="false" fo:orphans="2" fo:widows="2" style:writing-mode="lr-tb"/>
      <style:text-properties fo:color="#000000" style:font-name="Liberation Sans1" fo:font-family="'Liberation Sans', Arial" style:font-family-generic="roman" fo:font-size="12pt" fo:font-weight="bold" style:letter-kerning="true" style:font-name-asian="Tahoma2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2_20_Char" style:display-name="Heading 2 Char" style:family="paragraph" style:default-outline-level="">
      <style:paragraph-properties fo:text-align="start" style:justify-single-word="false" fo:orphans="2" fo:widows="2" style:writing-mode="lr-tb"/>
      <style:text-properties fo:color="#000000" style:font-name="Liberation Sans1" fo:font-family="'Liberation Sans', Arial" style:font-family-generic="roman" fo:font-size="12pt" fo:font-style="italic" fo:font-weight="bold" style:letter-kerning="true" style:font-name-asian="Tahoma2" style:font-family-asian="Tahoma" style:font-family-generic-asian="system" style:font-pitch-asian="variable" style:font-size-asian="12pt" style:font-style-asian="italic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3_20_Char" style:display-name="Heading 3 Char" style:family="paragraph" style:default-outline-level="">
      <style:paragraph-properties fo:text-align="start" style:justify-single-word="false" fo:orphans="2" fo:widows="2" style:writing-mode="lr-tb"/>
      <style:text-properties fo:color="#000000" style:font-name="Liberation Sans1" fo:font-family="'Liberation Sans', Arial" style:font-family-generic="roman" fo:font-size="12pt" fo:font-weight="bold" style:letter-kerning="true" style:font-name-asian="Tahoma2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4_20_Char" style:display-name="Heading 4 Char" style:family="paragraph" style:default-outline-level="">
      <style:paragraph-properties fo:text-align="start" style:justify-single-word="false" fo:orphans="2" fo:widows="2" style:writing-mode="lr-tb"/>
      <style:text-properties fo:color="#000000" style:font-name="Liberation Sans1" fo:font-family="'Liberation Sans', Arial" style:font-family-generic="roman" fo:font-size="12pt" fo:font-weight="bold" style:letter-kerning="true" style:font-name-asian="Tahoma2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5_20_Char" style:display-name="Heading 5 Char" style:family="paragraph" style:default-outline-level="">
      <style:paragraph-properties fo:text-align="start" style:justify-single-word="false" fo:orphans="2" fo:widows="2" style:writing-mode="lr-tb"/>
      <style:text-properties fo:color="#000000" style:font-name="Liberation Sans1" fo:font-family="'Liberation Sans', Arial" style:font-family-generic="roman" fo:font-size="12pt" fo:font-style="italic" fo:font-weight="bold" style:letter-kerning="true" style:font-name-asian="Tahoma2" style:font-family-asian="Tahoma" style:font-family-generic-asian="system" style:font-pitch-asian="variable" style:font-size-asian="12pt" style:font-style-asian="italic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6_20_Char" style:display-name="Heading 6 Char" style:family="paragraph" style:default-outline-level="">
      <style:paragraph-properties fo:text-align="start" style:justify-single-word="false" fo:orphans="2" fo:widows="2" style:writing-mode="lr-tb"/>
      <style:text-properties fo:color="#000000" style:font-name="Liberation Sans1" fo:font-family="'Liberation Sans', Arial" style:font-family-generic="roman" fo:font-size="12pt" fo:font-weight="bold" style:letter-kerning="true" style:font-name-asian="Tahoma2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7_20_Char" style:display-name="Heading 7 Char" style:family="paragraph" style:default-outline-level="">
      <style:paragraph-properties fo:text-align="start" style:justify-single-word="false" fo:orphans="2" fo:widows="2" style:writing-mode="lr-tb"/>
      <style:text-properties fo:color="#000000" style:font-name="Liberation Sans1" fo:font-family="'Liberation Sans', Arial" style:font-family-generic="roman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8_20_Char" style:display-name="Heading 8 Char" style:family="paragraph" style:default-outline-level="">
      <style:paragraph-properties fo:text-align="start" style:justify-single-word="false" fo:orphans="2" fo:widows="2" style:writing-mode="lr-tb"/>
      <style:text-properties fo:color="#000000" style:font-name="Liberation Sans1" fo:font-family="'Liberation Sans', Arial" style:font-family-generic="roman" fo:font-size="12pt" fo:font-style="italic" style:letter-kerning="true" style:font-name-asian="Tahoma2" style:font-family-asian="Tahoma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fo:color="#000000" style:font-name="Liberation Sans1" fo:font-family="'Liberation Sans', Arial" style:font-family-generic="roman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9_20_Char" style:display-name="Heading 9 Char" style:family="paragraph" style:default-outline-level="">
      <style:paragraph-properties fo:text-align="start" style:justify-single-word="false" fo:orphans="2" fo:widows="2" style:writing-mode="lr-tb"/>
      <style:text-properties fo:color="#000000" style:font-name="Liberation Sans1" fo:font-family="'Liberation Sans', Arial" style:font-family-generic="roman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determinado_7e_LT_7e_Gliederung_20_1" style:display-name="Predeterminado~LT~Gliederung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000000" style:text-outline="false" style:text-line-through-style="none" style:text-line-through-type="non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000000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" style:family="paragraph" style:parent-style-name="Heading" style:class="chapter"/>
    <style:style style:name="Subtitle" style:family="paragraph" style:parent-style-name="Heading" style:class="chapter"/>
    <style:style style:name="Contents_20_1" style:display-name="Contents 1" style:family="paragraph" style:parent-style-name="Index" style:class="index">
      <style:paragraph-properties fo:margin-top="0.3cm" fo:margin-bottom="0cm" style:contextual-spacing="false" fo:line-height="100%"/>
      <style:text-properties style:font-name="Open Sans" fo:font-family="'Open Sans'" style:font-style-name="Normal" style:font-family-generic="swiss" style:font-pitch="variable"/>
    </style:style>
    <style:style style:name="Predeterminado_20_3_7e_LT_7e_Gliederung_20_1" style:display-name="Predeterminado 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3_7e_LT_7e_Gliederung_20_2" style:display-name="Predeterminado 3~LT~Gliederung 2" style:family="paragraph" style:parent-style-name="Predeterminado_20_3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20_3_7e_LT_7e_Gliederung_20_3" style:display-name="Predeterminado 3~LT~Gliederung 3" style:family="paragraph" style:parent-style-name="Predeterminado_20_3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20_3_7e_LT_7e_Gliederung_20_4" style:display-name="Predeterminado 3~LT~Gliederung 4" style:family="paragraph" style:parent-style-name="Predeterminado_20_3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3_7e_LT_7e_Gliederung_20_5" style:display-name="Predeterminado 3~LT~Gliederung 5" style:family="paragraph" style:parent-style-name="Predeterminado_20_3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3_7e_LT_7e_Gliederung_20_6" style:display-name="Predeterminado 3~LT~Gliederung 6" style:family="paragraph" style:parent-style-name="Predeterminado_20_3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3_7e_LT_7e_Gliederung_20_7" style:display-name="Predeterminado 3~LT~Gliederung 7" style:family="paragraph" style:parent-style-name="Predeterminado_20_3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3_7e_LT_7e_Gliederung_20_8" style:display-name="Predeterminado 3~LT~Gliederung 8" style:family="paragraph" style:parent-style-name="Predeterminado_20_3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3_7e_LT_7e_Gliederung_20_9" style:display-name="Predeterminado 3~LT~Gliederung 9" style:family="paragraph" style:parent-style-name="Predeterminado_20_3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3_7e_LT_7e_Titel" style:display-name="Predeterminado 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3_7e_LT_7e_Untertitel" style:display-name="Predeterminado 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3_7e_LT_7e_Notizen" style:display-name="Predeterminado 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3_7e_LT_7e_Hintergrundobjekte" style:display-name="Predeterminado 3~LT~Hintergrundobjekte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determinado_20_3_7e_LT_7e_Hintergrund" style:display-name="Predeterminado 3~LT~Hintergrund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determinado_20_4_7e_LT_7e_Gliederung_20_1" style:display-name="Predeterminado 4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4_7e_LT_7e_Gliederung_20_2" style:display-name="Predeterminado 4~LT~Gliederung 2" style:family="paragraph" style:parent-style-name="Predeterminado_20_4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20_4_7e_LT_7e_Gliederung_20_3" style:display-name="Predeterminado 4~LT~Gliederung 3" style:family="paragraph" style:parent-style-name="Predeterminado_20_4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20_4_7e_LT_7e_Gliederung_20_4" style:display-name="Predeterminado 4~LT~Gliederung 4" style:family="paragraph" style:parent-style-name="Predeterminado_20_4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4_7e_LT_7e_Gliederung_20_5" style:display-name="Predeterminado 4~LT~Gliederung 5" style:family="paragraph" style:parent-style-name="Predeterminado_20_4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4_7e_LT_7e_Gliederung_20_6" style:display-name="Predeterminado 4~LT~Gliederung 6" style:family="paragraph" style:parent-style-name="Predeterminado_20_4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4_7e_LT_7e_Gliederung_20_7" style:display-name="Predeterminado 4~LT~Gliederung 7" style:family="paragraph" style:parent-style-name="Predeterminado_20_4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4_7e_LT_7e_Gliederung_20_8" style:display-name="Predeterminado 4~LT~Gliederung 8" style:family="paragraph" style:parent-style-name="Predeterminado_20_4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4_7e_LT_7e_Gliederung_20_9" style:display-name="Predeterminado 4~LT~Gliederung 9" style:family="paragraph" style:parent-style-name="Predeterminado_20_4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4_7e_LT_7e_Titel" style:display-name="Predeterminado 4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4_7e_LT_7e_Untertitel" style:display-name="Predeterminado 4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4_7e_LT_7e_Notizen" style:display-name="Predeterminado 4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4_7e_LT_7e_Hintergrundobjekte" style:display-name="Predeterminado 4~LT~Hintergrundobjekte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determinado_20_4_7e_LT_7e_Hintergrund" style:display-name="Predeterminado 4~LT~Hintergrund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alutation" style:family="paragraph" style:parent-style-name="Standard" style:class="text">
      <style:paragraph-properties style:register-true="true"/>
    </style:style>
    <style:style style:name="Encabezado2b" style:family="paragraph" style:parent-style-name="Heading_20_2"/>
    <style:style style:name="Teletipo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2pt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exto_20_fuente" style:display-name="Texto fuente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2pt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aracteres_20_de_20_nota_20_final" style:display-name="Caracteres de nota final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aracteres_20_de_20_nota_20_al_20_pie" style:display-name="Caracteres de nota al pie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stacado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fo:font-style="italic" style:font-name-asian="Tahoma2" style:font-family-asian="Tahoma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Enlace_20_de_20_Internet_20_ya_20_visitado" style:display-name="Enlace de Internet ya visitado" style:family="paragraph" style:default-outline-level="">
      <style:paragraph-properties fo:text-align="start" style:justify-single-word="false" fo:orphans="2" fo:widows="2" style:writing-mode="lr-tb"/>
      <style:text-properties fo:color="#800000" style:font-name="Arial" fo:font-family="Arial" style:font-family-generic="roman" style:font-pitch="variable" fo:font-size="12pt" style:text-underline-style="solid" style:text-underline-width="auto" style:text-underline-color="font-color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ítulo1_7e_LT_7e_Hintergrund" style:display-name="Título1~LT~Hintergrund" style:family="paragraph" style:default-outline-level="">
      <style:paragraph-properties fo:text-align="center" style:justify-single-word="false" fo:orphans="2" fo:widows="2" style:writing-mode="lr-tb"/>
      <style:text-properties fo:color="#000000" style:font-name="Mangal" fo:font-family="Mangal" style:font-family-generic="roman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ítulo1_7e_LT_7e_Hintergrundobjekte" style:display-name="Título1~LT~Hintergrundobjekte" style:family="paragraph" style:default-outline-level="">
      <style:paragraph-properties fo:text-align="start" style:justify-single-word="false" fo:orphans="2" fo:widows="2" style:writing-mode="lr-tb"/>
      <style:text-properties fo:color="#000000" style:font-name="Mangal" fo:font-family="Mangal" style:font-family-generic="roman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ítulo1_7e_LT_7e_Notizen" style:display-name="Título1~LT~Notizen" style:family="paragraph" style:default-outline-level="">
      <style:paragraph-properties fo:margin-left="0cm" fo:margin-right="0cm" fo:margin-top="0.28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1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1_7e_LT_7e_Untertitel" style:display-name="Título1~LT~Untertitel" style:family="paragraph" style:default-outline-level="">
      <style:paragraph-properties fo:margin-left="0cm" fo:margin-right="0cm" fo:margin-top="0.497cm" fo:margin-bottom="0cm" style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1_7e_LT_7e_Titel" style:display-name="Título1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1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1_7e_LT_7e_Gliederung_20_9" style:display-name="Título1~LT~Gliederung 9" style:family="paragraph" style:default-outline-level="">
      <style:paragraph-properties fo:margin-left="0cm" fo:margin-right="0cm" fo:margin-top="0.31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1_7e_LT_7e_Gliederung_20_8" style:display-name="Título1~LT~Gliederung 8" style:family="paragraph" style:default-outline-level="">
      <style:paragraph-properties fo:margin-left="0cm" fo:margin-right="0cm" fo:margin-top="0.31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1_7e_LT_7e_Gliederung_20_7" style:display-name="Título1~LT~Gliederung 7" style:family="paragraph" style:default-outline-level="">
      <style:paragraph-properties fo:margin-left="0cm" fo:margin-right="0cm" fo:margin-top="0.31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1_7e_LT_7e_Gliederung_20_6" style:display-name="Título1~LT~Gliederung 6" style:family="paragraph" style:default-outline-level="">
      <style:paragraph-properties fo:margin-left="0cm" fo:margin-right="0cm" fo:margin-top="0.31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1_7e_LT_7e_Gliederung_20_5" style:display-name="Título1~LT~Gliederung 5" style:family="paragraph" style:default-outline-level="">
      <style:paragraph-properties fo:margin-left="0cm" fo:margin-right="0cm" fo:margin-top="0.31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1_7e_LT_7e_Gliederung_20_4" style:display-name="Título1~LT~Gliederung 4" style:family="paragraph" style:default-outline-level="">
      <style:paragraph-properties fo:margin-left="0cm" fo:margin-right="0cm" fo:margin-top="0.31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1_7e_LT_7e_Gliederung_20_3" style:display-name="Título1~LT~Gliederung 3" style:family="paragraph" style:default-outline-level="">
      <style:paragraph-properties fo:margin-left="0cm" fo:margin-right="0cm" fo:margin-top="0.374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2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1_7e_LT_7e_Gliederung_20_2" style:display-name="Título1~LT~Gliederung 2" style:family="paragraph" style:default-outline-level="">
      <style:paragraph-properties fo:margin-left="0cm" fo:margin-right="0cm" fo:margin-top="0.432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.762cm"/>
          <style:tab-stop style:position="2.962cm"/>
          <style:tab-stop style:position="5.165cm"/>
          <style:tab-stop style:position="7.364cm"/>
          <style:tab-stop style:position="9.564cm"/>
          <style:tab-stop style:position="11.767cm"/>
          <style:tab-stop style:position="13.97cm"/>
          <style:tab-stop style:position="16.17cm"/>
          <style:tab-stop style:position="18.373cm"/>
          <style:tab-stop style:position="20.572cm"/>
          <style:tab-stop style:position="22.775cm"/>
          <style:tab-stop style:position="24.975cm"/>
          <style:tab-stop style:position="27.178cm"/>
          <style:tab-stop style:position="29.378cm"/>
          <style:tab-stop style:position="31.579cm"/>
          <style:tab-stop style:position="33.78cm"/>
          <style:tab-stop style:position="35.982cm"/>
          <style:tab-stop style:position="38.181cm"/>
          <style:tab-stop style:position="40.384cm"/>
          <style:tab-stop style:position="42.584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28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1_7e_LT_7e_Gliederung_20_1" style:display-name="Título1~LT~Gliederung 1" style:family="paragraph" style:default-outline-level="">
      <style:paragraph-properties fo:margin-left="0cm" fo:margin-right="0cm" fo:margin-top="0.497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.52cm"/>
          <style:tab-stop style:position="2.722cm"/>
          <style:tab-stop style:position="4.921cm"/>
          <style:tab-stop style:position="7.124cm"/>
          <style:tab-stop style:position="9.324cm"/>
          <style:tab-stop style:position="11.527cm"/>
          <style:tab-stop style:position="13.727cm"/>
          <style:tab-stop style:position="15.93cm"/>
          <style:tab-stop style:position="18.129cm"/>
          <style:tab-stop style:position="20.332cm"/>
          <style:tab-stop style:position="22.532cm"/>
          <style:tab-stop style:position="24.731cm"/>
          <style:tab-stop style:position="26.935cm"/>
          <style:tab-stop style:position="29.138cm"/>
          <style:tab-stop style:position="31.337cm"/>
          <style:tab-stop style:position="33.54cm"/>
          <style:tab-stop style:position="35.74cm"/>
          <style:tab-stop style:position="37.943cm"/>
          <style:tab-stop style:position="40.143cm"/>
          <style:tab-stop style:position="42.34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WW-Título1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1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Mangal" fo:font-family="Mangal" style:font-family-generic="roman" fo:font-size="21pt" style:text-underline-style="solid" style:text-underline-width="auto" style:text-underline-color="font-color" style:letter-kerning="true" style:font-name-asian="Tahoma2" style:font-family-asian="Tahoma" style:font-family-generic-asian="system" style:font-pitch-asian="variable" style:font-size-asian="21pt" style:font-name-complex="Liberation Sans2" style:font-family-complex="'Liberation Sans'" style:font-family-generic-complex="system" style:font-pitch-complex="variable" style:font-size-complex="12pt"/>
    </style:style>
    <style:style style:name="Comment" style:family="paragraph" style:default-outline-level="">
      <style:paragraph-properties fo:text-align="start" style:justify-single-word="false" fo:orphans="2" fo:widows="2" style:writing-mode="lr-tb"/>
      <style:text-properties fo:color="#000000" style:font-name="Mangal" fo:font-family="Mangal" style:font-family-generic="roman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TML_20_Markup" style:display-name="HTML Markup" style:family="paragraph" style:default-outline-level="">
      <style:paragraph-properties fo:text-align="start" style:justify-single-word="false" fo:orphans="2" fo:widows="2" style:writing-mode="lr-tb"/>
      <style:text-properties fo:color="#ff0000" style:font-name="Mangal" fo:font-family="Mangal" style:font-family-generic="roman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Variable" style:family="paragraph" style:default-outline-level="">
      <style:paragraph-properties fo:text-align="start" style:justify-single-word="false" fo:orphans="2" fo:widows="2" style:writing-mode="lr-tb"/>
      <style:text-properties fo:color="#000000" style:font-name="Mangal" fo:font-family="Mangal" style:font-family-generic="roman" fo:font-size="12pt" fo:font-style="italic" style:letter-kerning="true" style:font-name-asian="Tahoma2" style:font-family-asian="Tahoma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Typewriter" style:family="paragraph" style:default-outline-level="">
      <style:paragraph-properties fo:text-align="start" style:justify-single-word="false" fo:orphans="2" fo:widows="2" style:writing-mode="lr-tb"/>
      <style:text-properties fo:color="#000000" style:font-name="Courier New" fo:font-family="'Courier New'" style:font-family-generic="roman" fo:font-size="17.5pt" style:letter-kerning="true" style:font-name-asian="Tahoma2" style:font-family-asian="Tahoma" style:font-family-generic-asian="system" style:font-pitch-asian="variable" style:font-size-asian="17.5pt" style:font-name-complex="Liberation Sans2" style:font-family-complex="'Liberation Sans'" style:font-family-generic-complex="system" style:font-pitch-complex="variable" style:font-size-complex="12pt"/>
    </style:style>
    <style:style style:name="Strong" style:family="paragraph" style:default-outline-level="">
      <style:paragraph-properties fo:text-align="start" style:justify-single-word="false" fo:orphans="2" fo:widows="2" style:writing-mode="lr-tb"/>
      <style:text-properties fo:color="#000000" style:font-name="Mangal" fo:font-family="Mangal" style:font-family-generic="roman" fo:font-size="12pt" fo:font-weight="bold" style:letter-kerning="true" style:font-name-asian="Tahoma2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Sample" style:family="paragraph" style:default-outline-level="">
      <style:paragraph-properties fo:text-align="start" style:justify-single-word="false" fo:orphans="2" fo:widows="2" style:writing-mode="lr-tb"/>
      <style:text-properties fo:color="#000000" style:font-name="Courier New" fo:font-family="'Courier New'" style:font-family-generic="roman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op_20_of_20_Form" style:display-name="Top of Form" style:family="paragraph" style:default-outline-level="">
      <style:paragraph-properties fo:text-align="center" style:justify-single-word="false" fo:orphans="2" fo:widows="2" style:writing-mode="lr-tb"/>
      <style:text-properties fo:color="#000000" style:font-name="Arial1" fo:font-family="Arial" style:font-family-generic="roman" fo:font-size="14pt" style:letter-kerning="true" style:font-name-asian="Tahoma2" style:font-family-asian="Tahoma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Bottom_20_of_20_Form" style:display-name="Bottom of Form" style:family="paragraph" style:default-outline-level="">
      <style:paragraph-properties fo:text-align="center" style:justify-single-word="false" fo:orphans="2" fo:widows="2" style:writing-mode="lr-tb"/>
      <style:text-properties fo:color="#000000" style:font-name="Arial1" fo:font-family="Arial" style:font-family-generic="roman" fo:font-size="14pt" style:letter-kerning="true" style:font-name-asian="Tahoma2" style:font-family-asian="Tahoma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Preformatted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>
        <style:tab-stops>
          <style:tab-stop style:position="0cm"/>
          <style:tab-stop style:position="5.265cm"/>
          <style:tab-stop style:position="10.525cm"/>
          <style:tab-stop style:position="15.79cm"/>
          <style:tab-stop style:position="21.05cm"/>
          <style:tab-stop style:position="26.315cm"/>
          <style:tab-stop style:position="31.577cm"/>
          <style:tab-stop style:position="36.841cm"/>
          <style:tab-stop style:position="42.106cm"/>
          <style:tab-stop style:position="47.366cm"/>
          <style:tab-stop style:position="52.631cm"/>
        </style:tab-stops>
      </style:paragraph-properties>
      <style:text-properties fo:color="#000000" style:font-name="Courier New" fo:font-family="'Courier New'" style:font-family-generic="roman" fo:font-size="17.5pt" style:letter-kerning="true" style:font-name-asian="Tahoma2" style:font-family-asian="Tahoma" style:font-family-generic-asian="system" style:font-pitch-asian="variable" style:font-size-asian="17.5pt" style:font-name-complex="Liberation Sans2" style:font-family-complex="'Liberation Sans'" style:font-family-generic-complex="system" style:font-pitch-complex="variable" style:font-size-complex="12pt"/>
    </style:style>
    <style:style style:name="Keyboard" style:family="paragraph" style:default-outline-level="">
      <style:paragraph-properties fo:text-align="start" style:justify-single-word="false" fo:orphans="2" fo:widows="2" style:writing-mode="lr-tb"/>
      <style:text-properties fo:color="#000000" style:font-name="Courier New" fo:font-family="'Courier New'" style:font-family-generic="roman" fo:font-size="17.5pt" fo:font-weight="bold" style:letter-kerning="true" style:font-name-asian="Tahoma2" style:font-family-asian="Tahoma" style:font-family-generic-asian="system" style:font-pitch-asian="variable" style:font-size-asian="17.5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ollowedHyperlink" style:family="paragraph" style:default-outline-level="">
      <style:paragraph-properties fo:text-align="start" style:justify-single-word="false" fo:orphans="2" fo:widows="2" style:writing-mode="lr-tb"/>
      <style:text-properties fo:color="#800080" style:font-name="Mangal" fo:font-family="Mangal" style:font-family-generic="roman" fo:font-size="12pt" style:text-underline-style="solid" style:text-underline-width="auto" style:text-underline-color="font-color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mphasis" style:family="paragraph" style:default-outline-level="">
      <style:paragraph-properties fo:text-align="start" style:justify-single-word="false" fo:orphans="2" fo:widows="2" style:writing-mode="lr-tb"/>
      <style:text-properties fo:color="#000000" style:font-name="Mangal" fo:font-family="Mangal" style:font-family-generic="roman" fo:font-size="12pt" fo:font-style="italic" style:text-underline-style="none" style:letter-kerning="true" style:font-name-asian="Tahoma2" style:font-family-asian="Tahoma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CODE" style:family="paragraph" style:default-outline-level="">
      <style:paragraph-properties fo:text-align="start" style:justify-single-word="false" fo:orphans="2" fo:widows="2" style:writing-mode="lr-tb"/>
      <style:text-properties fo:color="#000000" style:font-name="Courier New" fo:font-family="'Courier New'" style:font-family-generic="roman" fo:font-size="17.5pt" style:letter-kerning="true" style:font-name-asian="Tahoma2" style:font-family-asian="Tahoma" style:font-family-generic-asian="system" style:font-pitch-asian="variable" style:font-size-asian="17.5pt" style:font-name-complex="Liberation Sans2" style:font-family-complex="'Liberation Sans'" style:font-family-generic-complex="system" style:font-pitch-complex="variable" style:font-size-complex="12pt"/>
    </style:style>
    <style:style style:name="CITE" style:family="paragraph" style:default-outline-level="">
      <style:paragraph-properties fo:text-align="start" style:justify-single-word="false" fo:orphans="2" fo:widows="2" style:writing-mode="lr-tb"/>
      <style:text-properties fo:color="#000000" style:font-name="Mangal" fo:font-family="Mangal" style:font-family-generic="roman" fo:font-size="12pt" fo:font-style="italic" style:letter-kerning="true" style:font-name-asian="Tahoma2" style:font-family-asian="Tahoma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Blockquote" style:family="paragraph" style:default-outline-level="">
      <style:paragraph-properties fo:margin-left="1.976cm" fo:margin-right="1.976cm" fo:margin-top="0.547cm" fo:margin-bottom="0.547cm" style:contextual-spacing="false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ddress" style:family="paragraph" style:default-outline-level="">
      <style:paragraph-properties fo:text-align="start" style:justify-single-word="false" fo:orphans="2" fo:widows="2" style:writing-mode="lr-tb"/>
      <style:text-properties fo:color="#000000" style:font-name="Mangal" fo:font-family="Mangal" style:font-family-generic="roman" fo:font-size="12pt" fo:font-style="italic" style:letter-kerning="true" style:font-name-asian="Tahoma2" style:font-family-asian="Tahoma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H6" style:family="paragraph" style:default-outline-level="">
      <style:paragraph-properties fo:margin-top="0.547cm" fo:margin-bottom="0.547cm" style:contextual-spacing="false" fo:text-align="start" style:justify-single-word="false" fo:orphans="2" fo:widows="2" style:writing-mode="lr-tb"/>
      <style:text-properties fo:color="#000000" style:font-name="Mangal" fo:font-family="Mangal" style:font-family-generic="roman" fo:font-size="14pt" fo:font-weight="bold" style:letter-kerning="true" style:font-name-asian="Tahoma2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5" style:family="paragraph" style:default-outline-level="">
      <style:paragraph-properties fo:margin-top="0.547cm" fo:margin-bottom="0.547cm" style:contextual-spacing="false" fo:text-align="start" style:justify-single-word="false" fo:orphans="2" fo:widows="2" style:writing-mode="lr-tb"/>
      <style:text-properties fo:color="#000000" style:font-name="Mangal" fo:font-family="Mangal" style:font-family-generic="roman" fo:font-size="17.5pt" fo:font-weight="bold" style:letter-kerning="true" style:font-name-asian="Tahoma2" style:font-family-asian="Tahoma" style:font-family-generic-asian="system" style:font-pitch-asian="variable" style:font-size-asian="17.5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4" style:family="paragraph" style:default-outline-level="">
      <style:paragraph-properties fo:margin-top="0.547cm" fo:margin-bottom="0.547cm" style:contextual-spacing="false" fo:text-align="start" style:justify-single-word="false" fo:orphans="2" fo:widows="2" style:writing-mode="lr-tb"/>
      <style:text-properties fo:color="#000000" style:font-name="Mangal" fo:font-family="Mangal" style:font-family-generic="roman" fo:font-size="21pt" fo:font-weight="bold" style:letter-kerning="true" style:font-name-asian="Tahoma2" style:font-family-asian="Tahoma" style:font-family-generic-asian="system" style:font-pitch-asian="variable" style:font-size-asian="21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3" style:family="paragraph" style:default-outline-level="">
      <style:paragraph-properties fo:margin-top="0.547cm" fo:margin-bottom="0.547cm" style:contextual-spacing="false" fo:text-align="start" style:justify-single-word="false" fo:orphans="2" fo:widows="2" style:writing-mode="lr-tb"/>
      <style:text-properties fo:color="#000000" style:font-name="Mangal" fo:font-family="Mangal" style:font-family-generic="roman" fo:font-size="24.5pt" fo:font-weight="bold" style:letter-kerning="true" style:font-name-asian="Tahoma2" style:font-family-asian="Tahoma" style:font-family-generic-asian="system" style:font-pitch-asian="variable" style:font-size-asian="24.5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2" style:family="paragraph" style:default-outline-level="">
      <style:paragraph-properties fo:margin-top="0.547cm" fo:margin-bottom="0.547cm" style:contextual-spacing="false" fo:text-align="start" style:justify-single-word="false" fo:orphans="2" fo:widows="2" style:writing-mode="lr-tb"/>
      <style:text-properties fo:color="#000000" style:font-name="Mangal" fo:font-family="Mangal" style:font-family-generic="roman" fo:font-size="31.5pt" fo:font-weight="bold" style:letter-kerning="true" style:font-name-asian="Tahoma2" style:font-family-asian="Tahoma" style:font-family-generic-asian="system" style:font-pitch-asian="variable" style:font-size-asian="31.5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1" style:family="paragraph" style:default-outline-level="">
      <style:paragraph-properties fo:margin-top="0.547cm" fo:margin-bottom="0.547cm" style:contextual-spacing="false" fo:text-align="start" style:justify-single-word="false" fo:orphans="2" fo:widows="2" style:writing-mode="lr-tb"/>
      <style:text-properties fo:color="#000000" style:font-name="Mangal" fo:font-family="Mangal" style:font-family-generic="roman" fo:font-size="42pt" fo:font-weight="bold" style:letter-kerning="true" style:font-name-asian="Tahoma2" style:font-family-asian="Tahoma" style:font-family-generic-asian="system" style:font-pitch-asian="variable" style:font-size-asian="4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Definition" style:family="paragraph" style:default-outline-level="">
      <style:paragraph-properties fo:text-align="start" style:justify-single-word="false" fo:orphans="2" fo:widows="2" style:writing-mode="lr-tb"/>
      <style:text-properties fo:color="#000000" style:font-name="Mangal" fo:font-family="Mangal" style:font-family-generic="roman" fo:font-size="12pt" fo:font-style="italic" style:letter-kerning="true" style:font-name-asian="Tahoma2" style:font-family-asian="Tahoma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Definition_20_List" style:display-name="Definition List" style:family="paragraph" style:default-outline-level="">
      <style:paragraph-properties fo:margin-left="1.976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inition_20_Term" style:display-name="Definition Term" style:family="paragraph" style:default-outline-level="">
      <style:paragraph-properties fo:text-align="start" style:justify-single-word="false" fo:orphans="2" fo:widows="2" style:writing-mode="lr-tb"/>
      <style:text-properties fo:color="#000000" style:font-name="Mangal" fo:font-family="Mangal" style:font-family-generic="roman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Título" style:family="paragraph" style:default-outline-level="">
      <style:paragraph-properties fo:text-align="center" style:justify-single-word="false" fo:orphans="2" fo:widows="2" style:writing-mode="lr-tb"/>
      <style:text-properties fo:color="#6b2394" style:text-outline="false" style:text-line-through-style="none" style:text-line-through-type="none" style:font-name="Tahoma" fo:font-family="Tahoma" style:font-family-generic="roman" fo:font-size="44pt" fo:font-style="normal" fo:text-shadow="1pt 1pt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de" style:family="paragraph" style:default-outline-level="">
      <style:paragraph-properties fo:text-align="start" style:justify-single-word="false" fo:orphans="2" fo:widows="2" style:writing-mode="lr-tb"/>
      <style:text-properties style:font-name="FreeMono" fo:font-family="FreeMono" style:font-family-generic="roman" fo:font-size="8pt" style:font-name-asian="Tahoma2" style:font-family-asian="Tahoma" style:font-family-generic-asian="system" style:font-pitch-asian="variable" style:font-size-asian="8pt" style:font-name-complex="Liberation Sans2" style:font-family-complex="'Liberation Sans'" style:font-family-generic-complex="system" style:font-pitch-complex="variable" style:font-size-complex="12pt"/>
    </style:style>
    <style:style style:name="Etiqueta" style:family="paragraph" style:default-outline-level="">
      <style:paragraph-properties fo:margin-top="0.374cm" fo:margin-bottom="0.374cm" style:contextual-spacing="false" fo:text-align="start" style:justify-single-word="false" fo:orphans="2" fo:widows="2" style:writing-mode="lr-tb"/>
      <style:text-properties style:font-name="Mangal" fo:font-family="Mangal" style:font-family-generic="roman" fo:font-size="12pt" fo:font-style="italic" style:font-name-asian="Tahoma2" style:font-family-asian="Tahoma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Predeterminado_20_1_7e_LT_7e_Gliederung_20_1" style:display-name="Predeterminado 1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1_7e_LT_7e_Gliederung_20_2" style:display-name="Predeterminado 1~LT~Gliederung 2" style:family="paragraph" style:parent-style-name="Predeterminado_20_1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20_1_7e_LT_7e_Gliederung_20_3" style:display-name="Predeterminado 1~LT~Gliederung 3" style:family="paragraph" style:parent-style-name="Predeterminado_20_1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20_1_7e_LT_7e_Gliederung_20_4" style:display-name="Predeterminado 1~LT~Gliederung 4" style:family="paragraph" style:parent-style-name="Predeterminado_20_1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5" style:display-name="Predeterminado 1~LT~Gliederung 5" style:family="paragraph" style:parent-style-name="Predeterminado_20_1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6" style:display-name="Predeterminado 1~LT~Gliederung 6" style:family="paragraph" style:parent-style-name="Predeterminado_20_1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7" style:display-name="Predeterminado 1~LT~Gliederung 7" style:family="paragraph" style:parent-style-name="Predeterminado_20_1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8" style:display-name="Predeterminado 1~LT~Gliederung 8" style:family="paragraph" style:parent-style-name="Predeterminado_20_1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9" style:display-name="Predeterminado 1~LT~Gliederung 9" style:family="paragraph" style:parent-style-name="Predeterminado_20_1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Titel" style:display-name="Predeterminado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1_7e_LT_7e_Untertitel" style:display-name="Predeterminado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1_7e_LT_7e_Notizen" style:display-name="Predeterminado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1_7e_LT_7e_Hintergrundobjekte" style:display-name="Predeterminado 1~LT~Hintergrundobjekte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determinado_20_1_7e_LT_7e_Hintergrund" style:display-name="Predeterminado 1~LT~Hintergrund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determinado_20_2_7e_LT_7e_Gliederung_20_1" style:display-name="Predeterminado 2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2_7e_LT_7e_Gliederung_20_2" style:display-name="Predeterminado 2~LT~Gliederung 2" style:family="paragraph" style:parent-style-name="Predeterminado_20_2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20_2_7e_LT_7e_Gliederung_20_3" style:display-name="Predeterminado 2~LT~Gliederung 3" style:family="paragraph" style:parent-style-name="Predeterminado_20_2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20_2_7e_LT_7e_Gliederung_20_4" style:display-name="Predeterminado 2~LT~Gliederung 4" style:family="paragraph" style:parent-style-name="Predeterminado_20_2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2_7e_LT_7e_Gliederung_20_5" style:display-name="Predeterminado 2~LT~Gliederung 5" style:family="paragraph" style:parent-style-name="Predeterminado_20_2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2_7e_LT_7e_Gliederung_20_6" style:display-name="Predeterminado 2~LT~Gliederung 6" style:family="paragraph" style:parent-style-name="Predeterminado_20_2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2_7e_LT_7e_Gliederung_20_7" style:display-name="Predeterminado 2~LT~Gliederung 7" style:family="paragraph" style:parent-style-name="Predeterminado_20_2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2_7e_LT_7e_Gliederung_20_8" style:display-name="Predeterminado 2~LT~Gliederung 8" style:family="paragraph" style:parent-style-name="Predeterminado_20_2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2_7e_LT_7e_Gliederung_20_9" style:display-name="Predeterminado 2~LT~Gliederung 9" style:family="paragraph" style:parent-style-name="Predeterminado_20_2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2_7e_LT_7e_Titel" style:display-name="Predeterminado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2_7e_LT_7e_Untertitel" style:display-name="Predeterminado 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2_7e_LT_7e_Notizen" style:display-name="Predeterminado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2_7e_LT_7e_Hintergrundobjekte" style:display-name="Predeterminado 2~LT~Hintergrundobjekte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determinado_20_2_7e_LT_7e_Hintergrund" style:display-name="Predeterminado 2~LT~Hintergrund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er_20_defecte_20_1_7e_LT_7e_Gliederung_20_1" style:display-name="Per defecte 1~LT~Gliederung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er_20_defecte_20_1_7e_LT_7e_Gliederung_20_2" style:display-name="Per defecte 1~LT~Gliederung 2" style:family="paragraph" style:parent-style-name="Per_20_defecte_20_1_7e_LT_7e_Gliederung_20_1" style:default-outline-level="">
      <style:paragraph-properties fo:margin-left="0cm" fo:margin-right="0cm" fo:margin-top="0cm" fo:margin-bottom="0.399cm" style:contextual-spacing="false" fo:text-indent="0cm" style:auto-text-indent="false"/>
      <style:text-properties fo:color="#000000" style:text-outline="false" style:text-line-through-style="none" style:text-line-through-type="non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er_20_defecte_20_1_7e_LT_7e_Gliederung_20_3" style:display-name="Per defecte 1~LT~Gliederung 3" style:family="paragraph" style:parent-style-name="Per_20_defecte_20_1_7e_LT_7e_Gliederung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000000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er_20_defecte_20_1_7e_LT_7e_Gliederung_20_4" style:display-name="Per defecte 1~LT~Gliederung 4" style:family="paragraph" style:parent-style-name="Per_20_defecte_20_1_7e_LT_7e_Gliederung_20_3" style:default-outline-level="">
      <style:paragraph-properties fo:margin-left="0cm" fo:margin-right="0cm" fo:margin-top="0cm" fo:margin-bottom="0.198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20_1_7e_LT_7e_Gliederung_20_5" style:display-name="Per defecte 1~LT~Gliederung 5" style:family="paragraph" style:parent-style-name="Per_20_defecte_20_1_7e_LT_7e_Gliederung_20_4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20_1_7e_LT_7e_Gliederung_20_6" style:display-name="Per defecte 1~LT~Gliederung 6" style:family="paragraph" style:parent-style-name="Per_20_defecte_20_1_7e_LT_7e_Gliederung_20_5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20_1_7e_LT_7e_Gliederung_20_7" style:display-name="Per defecte 1~LT~Gliederung 7" style:family="paragraph" style:parent-style-name="Per_20_defecte_20_1_7e_LT_7e_Gliederung_20_6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20_1_7e_LT_7e_Gliederung_20_8" style:display-name="Per defecte 1~LT~Gliederung 8" style:family="paragraph" style:parent-style-name="Per_20_defecte_20_1_7e_LT_7e_Gliederung_20_7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20_1_7e_LT_7e_Gliederung_20_9" style:display-name="Per defecte 1~LT~Gliederung 9" style:family="paragraph" style:parent-style-name="Per_20_defecte_20_1_7e_LT_7e_Gliederung_20_8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20_1_7e_LT_7e_Titel" style:display-name="Per defecte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er_20_defecte_20_1_7e_LT_7e_Untertitel" style:display-name="Per defecte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er_20_defecte_20_1_7e_LT_7e_Notizen" style:display-name="Per defecte 1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er_20_defecte_20_1_7e_LT_7e_Hintergrundobjekte" style:display-name="Per defecte 1~LT~Hintergrundobjekte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er_20_defecte_20_1_7e_LT_7e_Hintergrund" style:display-name="Per defecte 1~LT~Hintergrund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WW8Num1z0" style:family="text">
      <style:text-properties style:font-name="Symbol1" fo:font-family="Symbol" style:font-name-complex="Symbol1" style:font-family-complex="Symbol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ymbol1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ymbol1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ymbol1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ymbol1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ymbol1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ymbol1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ymbol1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ymbol1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text:number-lines="false" text:line-number="0">
        <style:tab-stops>
          <style:tab-stop style:position="8.795cm" style:type="center"/>
          <style:tab-stop style:position="18.113cm" style:type="right"/>
        </style:tab-stops>
      </style:paragraph-properties>
      <style:text-properties fo:color="#000000" style:text-outline="false" style:text-line-through-style="none" style:text-line-through-type="none" style:font-name="Open Sans1" fo:font-size="14pt" fo:font-style="normal" fo:text-shadow="none" style:text-underline-style="none" fo:font-weight="bold" officeooo:rsid="00624bb1" officeooo:paragraph-rsid="00624bb1" style:font-size-asian="14pt" style:font-style-asian="normal" style:font-weight-asian="bold" style:font-size-complex="14pt" style:text-emphasize="none"/>
    </style:style>
    <style:style style:name="MP2" style:family="paragraph" style:parent-style-name="Footer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text:number-lines="false" text:line-number="0">
        <style:tab-stops>
          <style:tab-stop style:position="8.795cm" style:type="center"/>
          <style:tab-stop style:position="18.113cm" style:type="right"/>
        </style:tab-stops>
      </style:paragraph-properties>
      <style:text-properties fo:color="#000000" style:text-outline="false" style:text-line-through-style="none" style:text-line-through-type="none" style:font-name="Open Sans1" fo:font-size="14pt" fo:font-style="normal" fo:text-shadow="none" style:text-underline-style="none" fo:font-weight="bold" officeooo:rsid="00624bb1" officeooo:paragraph-rsid="00624bb1" style:font-size-asian="14pt" style:font-style-asian="normal" style:font-weight-asian="bold" style:font-size-complex="14pt" style:text-emphasize="none"/>
    </style:style>
    <style:style style:name="MP3" style:family="paragraph" style:parent-style-name="Footer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text:number-lines="false" text:line-number="0">
        <style:tab-stops>
          <style:tab-stop style:position="8.795cm" style:type="center"/>
          <style:tab-stop style:position="18.113cm" style:type="right"/>
        </style:tab-stops>
      </style:paragraph-properties>
      <style:text-properties fo:color="#000000" style:text-outline="false" style:text-line-through-style="none" style:text-line-through-type="none" style:font-name="Open Sans1" fo:font-size="14pt" fo:font-style="normal" fo:text-shadow="none" style:text-underline-style="none" fo:font-weight="bold" officeooo:rsid="00624bb1" officeooo:paragraph-rsid="00624bb1" style:font-size-asian="14pt" style:font-style-asian="normal" style:font-weight-asian="bold" style:font-size-complex="14pt" style:font-weight-complex="normal" style:text-emphasize="none"/>
    </style:style>
    <style:style style:name="MP4" style:family="paragraph" style:parent-style-name="Footer">
      <style:paragraph-properties fo:text-align="end" style:justify-single-word="false"/>
      <style:text-properties style:font-name="Open Sans1" fo:font-size="10pt" officeooo:paragraph-rsid="0058c19c" style:font-size-asian="10pt" style:font-size-complex="10pt"/>
    </style:style>
    <style:style style:name="MP5" style:family="paragraph" style:parent-style-name="Footer">
      <style:paragraph-properties fo:text-align="start" style:justify-single-word="false"/>
      <style:text-properties style:font-name="Open Sans1" fo:font-size="10pt" officeooo:paragraph-rsid="0058c19c" style:font-size-asian="10pt" style:font-size-complex="10pt"/>
    </style:style>
    <style:style style:name="MP6" style:family="paragraph">
      <style:paragraph-properties fo:line-height="100%" fo:text-align="center" style:text-autospace="ideograph-alpha" style:punctuation-wrap="hanging" style:line-break="strict" style:writing-mode="lr-tb"/>
    </style:style>
    <style:style style:name="MP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/>
    </style:style>
    <style:style style:name="MP8" style:family="paragraph" style:parent-style-name="Standard" style:master-page-name="">
      <style:paragraph-properties fo:margin-left="0cm" fo:margin-right="0.101cm" fo:line-height="100%" fo:text-align="end" style:justify-single-word="false" fo:text-indent="0cm" style:auto-text-indent="false" style:page-number="auto"/>
      <style:text-properties fo:color="#000000" style:text-outline="false" style:text-line-through-style="none" style:text-line-through-type="none" style:font-name="Open Sans1" fo:font-size="10pt" fo:font-style="normal" fo:text-shadow="none" style:text-underline-style="none" fo:font-weight="normal" officeooo:rsid="0067746b" officeooo:paragraph-rsid="0062c847" style:font-size-asian="10pt" style:font-style-asian="normal" style:font-weight-asian="normal" style:font-size-complex="10pt" style:font-weight-complex="normal" style:text-emphasize="none"/>
    </style:style>
    <style:style style:name="MT1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46f4f" style:font-style-asian="normal" style:font-weight-asian="bold" style:font-weight-complex="bold" style:text-emphasize="none"/>
    </style:style>
    <style:style style:name="MT2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091050" style:font-style-asian="normal" style:font-weight-asian="bold" style:font-weight-complex="bold" style:text-emphasize="none"/>
    </style:style>
    <style:style style:name="MT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91050" style:font-style-asian="normal" style:font-weight-asian="normal" style:font-weight-complex="normal" style:text-emphasize="none"/>
    </style:style>
    <style:style style:name="MT4" style:family="text">
      <style:text-properties style:use-window-font-color="true" style:font-name="Liberation Serif2" fo:font-size="12pt" fo:language="es" fo:country="ES" style:letter-kerning="true" style:font-name-asian="SimSun1" style:font-size-asian="12pt" style:language-asian="zh" style:country-asian="CN" style:font-name-complex="Mangal2" style:font-size-complex="12pt" style:language-complex="hi" style:country-complex="IN"/>
    </style:style>
    <style:style style:name="MT5" style:family="text">
      <style:text-properties fo:font-variant="normal" fo:text-transform="none" fo:color="#000000" style:text-outline="false" style:text-line-through-style="none" style:text-line-through-type="none" style:text-position="0% 100%" style:font-name="Open Sans1" fo:font-size="24pt" fo:letter-spacing="normal" fo:language="es" fo:country="ES" fo:font-style="normal" fo:text-shadow="none" style:text-underline-style="none" fo:font-weight="bold" style:letter-kerning="true" style:font-name-asian="SimSun1" style:font-size-asian="24pt" style:language-asian="zh" style:country-asian="CN" style:font-style-asian="normal" style:font-weight-asian="bold" style:font-name-complex="Mangal2" style:font-size-complex="24pt" style:language-complex="hi" style:country-complex="IN" style:font-style-complex="normal" style:font-weight-complex="bold" style:text-emphasize="none" style:text-scale="100%"/>
    </style:style>
    <style:style style:name="MT6" style:family="text">
      <style:text-properties fo:font-size="28pt" style:font-size-asian="28pt" style:font-size-complex="28pt"/>
    </style:style>
    <style:style style:name="MT7" style:family="text">
      <style:text-properties fo:font-variant="normal" fo:text-transform="none" fo:color="#000000" style:text-outline="false" style:text-line-through-style="none" style:text-line-through-type="none" style:text-position="0% 100%" style:font-name="Open Sans1" fo:font-size="18pt" fo:letter-spacing="normal" fo:language="es" fo:country="ES" fo:font-style="normal" fo:text-shadow="none" style:text-underline-style="none" fo:font-weight="bold" style:letter-kerning="true" style:font-name-asian="SimSun1" style:font-size-asian="18pt" style:language-asian="zh" style:country-asian="CN" style:font-style-asian="normal" style:font-weight-asian="bold" style:font-name-complex="Mangal2" style:font-size-complex="18pt" style:language-complex="hi" style:country-complex="IN" style:font-style-complex="normal" style:font-weight-complex="bold" style:text-emphasize="none" style:text-scale="100%"/>
    </style:style>
    <style:style style:name="M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2" fo:font-size="12pt" fo:letter-spacing="normal" fo:language="es" fo:country="ES" fo:font-style="normal" fo:text-shadow="none" style:text-underline-style="none" fo:font-weight="bold" style:letter-kerning="true" style:font-name-asian="SimSun1" style:font-size-asian="12pt" style:language-asian="zh" style:country-asian="CN" style:font-style-asian="normal" style:font-weight-asian="bold" style:font-name-complex="Mangal2" style:font-size-complex="12pt" style:language-complex="hi" style:country-complex="IN" style:font-style-complex="normal" style:font-weight-complex="bold" style:text-emphasize="none" style:text-scale="100%"/>
    </style:style>
    <style:style style:name="MT9" style:family="text">
      <style:text-properties fo:font-variant="normal" fo:text-transform="none" fo:color="#000000" style:text-outline="false" style:text-line-through-style="none" style:text-line-through-type="none" style:text-position="0% 100%" style:font-name="Open Sans1" fo:font-size="20pt" fo:letter-spacing="normal" fo:language="es" fo:country="ES" fo:font-style="normal" fo:text-shadow="none" style:text-underline-style="none" fo:font-weight="bold" style:letter-kerning="true" style:font-name-asian="SimSun1" style:font-size-asian="20pt" style:language-asian="zh" style:country-asian="CN" style:font-style-asian="normal" style:font-weight-asian="bold" style:font-name-complex="Mangal2" style:font-size-complex="20pt" style:language-complex="hi" style:country-complex="IN" style:font-style-complex="normal" style:font-weight-complex="bold" style:text-emphasize="none" style:text-scale="100%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2cm" fo:margin-left="4.5cm" fo:margin-right="2.6cm" fo:background-color="transparent" style:register-truth-ref-style-name="Salutation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78cm" fo:margin-left="0cm" fo:margin-right="0cm" fo:margin-bottom="0.499cm" style:dynamic-spacing="false"/>
      </style:header-style>
      <style:footer-style>
        <style:header-footer-properties svg: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34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06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Geographic Information Systems</text:p>
        <text:p text:style-name="MP3">References and usefull links</text:p>
      </style:header>
      <style:footer>
        <text:p text:style-name="MP4"><text:page-number text:select-page="current">4</text:page-number>/<text:page-count>4</text:page-count></text:p>
        <text:p text:style-name="MP5"/>
        <text:p text:style-name="MP5"/>
        <text:p text:style-name="MP5"/>
        <text:p text:style-name="MP5"><text:span text:style-name="MT1">G.I.S. </text:span><text:span text:style-name="MT2">References and usefull links</text:span><text:span text:style-name="MT3"><text:tab/><text:tab/><text:tab/><text:tab/><text:tab/><text:tab/><text:tab/></text:span><text:page-number text:select-page="current">4</text:page-number>/<text:page-count>4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><draw:frame text:anchor-type="char" draw:z-index="0" draw:style-name="Mgr1" draw:text-style-name="MP6" svg:width="21cm" svg:height="23.52cm" svg:x="-2cm" svg:y="-12.64cm"><draw:text-box><text:p text:style-name="MP6"><text:span text:style-name="MT4"/></text:p><text:p text:style-name="MP6"><text:span text:style-name="MT4"/></text:p><text:p text:style-name="MP6"><text:span text:style-name="MT4"/></text:p><text:p text:style-name="MP6"><text:span text:style-name="MT4"/></text:p><text:p text:style-name="MP6"><text:span text:style-name="MT4"/></text:p><text:p text:style-name="MP6"><text:span text:style-name="MT4"/></text:p><text:p text:style-name="MP6"><text:span text:style-name="MT4"/></text:p><text:p text:style-name="MP6"><text:span text:style-name="MT4"/></text:p><text:p text:style-name="MP6"><text:span text:style-name="MT4"/></text:p><text:p text:style-name="MP6"><text:span text:style-name="MT4"/></text:p><text:p text:style-name="MP6"><text:span text:style-name="MT4"/></text:p><text:p text:style-name="MP6"><text:span text:style-name="MT4"/></text:p><text:p text:style-name="MP6"><text:span text:style-name="MT4"/></text:p><text:p text:style-name="MP6"><text:span text:style-name="MT4"/></text:p><text:p text:style-name="MP6"><text:span text:style-name="MT4"/></text:p><text:p text:style-name="MP6"><text:span text:style-name="MT4"/></text:p><text:p text:style-name="MP6"><text:span text:style-name="MT4"/></text:p><text:p text:style-name="MP6"><text:span text:style-name="MT4"/></text:p><text:p text:style-name="MP6"><text:span text:style-name="MT4"/></text:p><text:p text:style-name="MP6"><text:span text:style-name="MT4"/></text:p><text:p text:style-name="MP6"><text:span text:style-name="MT4"/></text:p><text:p text:style-name="MP6"><text:span text:style-name="MT4"/></text:p><text:p text:style-name="MP6"><text:span text:style-name="MT4"/></text:p><text:p text:style-name="MP6"><text:span text:style-name="MT4"/></text:p><text:p text:style-name="MP6"><text:span text:style-name="MT4"/></text:p><text:p text:style-name="MP6"><text:span text:style-name="MT4"/></text:p><text:p text:style-name="MP6"><text:span text:style-name="MT4"/></text:p><text:p text:style-name="MP7"><text:span text:style-name="MT4"/></text:p><text:p text:style-name="MP7"><text:span text:style-name="MT5"/></text:p><text:p text:style-name="MP7"><text:span text:style-name="MT5"/></text:p><text:p text:style-name="MP7"><text:span text:style-name="MT5"/></text:p><text:p text:style-name="MP7"><text:span text:style-name="MT5"/></text:p><text:p text:style-name="MP7"><text:span text:style-name="MT5"/></text:p><text:p text:style-name="MP7"><text:span text:style-name="MT6"/></text:p><text:p text:style-name="MP7"><text:span text:style-name="MT5">GEOGRAPHIC INFORMATION SYSTEMS</text:span></text:p><text:p text:style-name="MP7"><text:span text:style-name="MT7"/></text:p><text:p text:style-name="MP7"><text:span text:style-name="MT8"/></text:p><text:p text:style-name="MP7"><text:span text:style-name="MT9">REFERENCES AND USEFULL LINKS</text:span></text:p></draw:text-box></draw:frame></text:p>
      </style:header>
      <style:footer>
        <text:p text:style-name="MP8">01-2015</text:p>
      </style:footer>
    </style:master-page>
    <style:master-page style:name="Index" style:page-layout-name="Mpm3"/>
    <style:master-page style:name="Endnote" style:page-layout-name="Mpm4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fina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0T20:05:26.654000000</meta:creation-date>
    <meta:print-date>2014-09-20T20:34:25.114000000</meta:print-date>
    <dc:date>2015-02-02T13:19:32.192000000</dc:date>
    <meta:editing-duration>PT14H14M19S</meta:editing-duration>
    <meta:editing-cycles>91</meta:editing-cycles>
    <meta:generator>LibreOffice/4.2.5.2$Windows_x86 LibreOffice_project/61cb170a04bb1f12e77c884eab9192be736ec5f5</meta:generator>
    <dc:creator>Xavier Torret </dc:creator>
    <meta:document-statistic meta:table-count="0" meta:image-count="0" meta:object-count="0" meta:page-count="4" meta:paragraph-count="56" meta:word-count="156" meta:character-count="1559" meta:non-whitespace-character-count="1340"/>
  </office:meta>
</office:document-meta>
</file>